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MT" svg:font-family="ArialMT, 'MS Gothic'" style:font-family-generic="swiss"/>
    <style:font-face style:name="F" svg:font-family=""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7cm"/>
    </style:style>
    <style:style style:name="co2" style:family="table-column">
      <style:table-column-properties fo:break-before="auto" style:column-width="3.787cm"/>
    </style:style>
    <style:style style:name="co3" style:family="table-column">
      <style:table-column-properties fo:break-before="auto" style:column-width="8.955cm"/>
    </style:style>
    <style:style style:name="co4" style:family="table-column">
      <style:table-column-properties fo:break-before="auto" style:column-width="24.382cm"/>
    </style:style>
    <style:style style:name="co5" style:family="table-column">
      <style:table-column-properties fo:break-before="auto" style:column-width="2.258cm"/>
    </style:style>
    <style:style style:name="ro1" style:family="table-row">
      <style:table-row-properties style:row-height="1.2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432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2.0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2.103cm" fo:break-before="auto" style:use-optimal-row-height="true"/>
    </style:style>
    <style:style style:name="ro11" style:family="table-row">
      <style:table-row-properties style:row-height="1.295cm" fo:break-before="auto" style:use-optimal-row-height="true"/>
    </style:style>
    <style:style style:name="ro12" style:family="table-row">
      <style:table-row-properties style:row-height="2.868cm" fo:break-before="auto" style:use-optimal-row-height="true"/>
    </style:style>
    <style:style style:name="ro13" style:family="table-row">
      <style:table-row-properties style:row-height="4.08cm" fo:break-before="auto" style:use-optimal-row-height="true"/>
    </style:style>
    <style:style style:name="ro14" style:family="table-row">
      <style:table-row-properties style:row-height="2.464cm" fo:break-before="auto" style:use-optimal-row-height="true"/>
    </style:style>
    <style:style style:name="ro1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05pt solid #000000"/>
    </style:style>
    <style:style style:name="ce2" style:family="table-cell" style:parent-style-name="Default">
      <style:table-cell-properties fo:border="0.06pt solid #000000"/>
    </style:style>
    <style:style style:name="ce3" style:family="table-cell" style:parent-style-name="Default">
      <style:table-cell-properties fo:border="0.06pt solid #000000"/>
      <style:text-properties style:use-window-font-color="true"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order-left="0.06pt solid #000000" fo:border-right="0.51pt solid #000000" fo:border-top="0.06pt solid #000000"/>
      <style:text-properties style:use-window-font-color="true" style:text-outline="false" style:text-line-through-style="none" style:font-name="Arial" fo:font-size="10pt" fo:language="fr" fo:country="CA" fo:font-style="normal" fo:text-shadow="none" style:text-underline-style="none" fo:font-weight="bold" style:text-underline-mode="continuous" style:text-overline-mode="continuous" style:text-line-through-mode="continuous" style:font-size-asian="10pt" style:language-asian="fr" style:country-asian="CA" style:font-style-asian="normal" style:font-weight-asian="bold" style:font-size-complex="10pt" style:language-complex="ar" style:country-complex="SA"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6pt solid #000000" fo:border-left="0.06pt solid #000000" fo:border-right="0.51pt solid #000000" fo:border-top="0.06pt solid #000000"/>
      <style:text-properties style:use-window-font-color="true" style:text-outline="false" style:text-line-through-style="none" style:font-name="Arial" fo:font-size="10pt" fo:language="fr" fo:country="CA" fo:font-style="normal" fo:text-shadow="none" style:text-underline-style="none" fo:font-weight="bold" style:text-underline-mode="continuous" style:text-overline-mode="continuous" style:text-line-through-mode="continuous" style:font-name-asian="Arial" style:font-size-asian="10pt" style:language-asian="fr" style:country-asian="CA" style:font-style-asian="normal" style:font-weight-asian="bold" style:font-name-complex="Arial" style:font-size-complex="10pt" style:language-complex="ar" style:country-complex="SA" style:font-style-complex="normal" style:font-weight-complex="bold" style:text-emphasize="none" style:font-relief="none" style:text-overline-style="none" style:text-overline-color="font-color"/>
    </style:style>
    <style:style style:name="ce6" style:family="table-cell" style:parent-style-name="Default">
      <style:table-cell-properties fo:border="0.06pt solid #000000"/>
      <style:text-properties fo:font-size="10pt" style:font-size-asian="10pt" style:font-size-complex="10pt"/>
    </style:style>
    <style:style style:name="ce7" style:family="table-cell" style:parent-style-name="Default">
      <style:table-cell-properties fo:border="0.06pt solid #000000"/>
      <style:text-properties fo:font-weight="normal" style:font-weight-asian="normal" style:font-weight-complex="normal"/>
    </style:style>
    <style:style style:name="ce8" style:family="table-cell" style:parent-style-name="Default">
      <style:table-cell-properties fo:border-bottom="0.06pt solid #000000" fo:border-left="0.06pt solid #000000" fo:border-right="0.51pt solid #000000" fo:border-top="0.06pt solid #000000"/>
      <style:text-properties style:use-window-font-color="true"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order-left="0.06pt solid #000000" fo:border-right="0.51pt solid #000000" fo:border-top="0.06pt solid #000000"/>
      <style:text-properties style:use-window-font-color="true"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name-asian="Arial" style:font-size-asian="10pt" style:language-asian="fr" style:country-asian="CA"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wrap-option="wrap" fo:border-left="0.06pt solid #000000" fo:border-right="0.51pt solid #000000" fo:border-top="0.06pt solid #000000"/>
      <style:text-properties style:use-window-font-color="true"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text-properties fo:font-size="10pt" fo:language="fr" fo:country="CA" style:font-name-asian="Arial" style:font-size-asian="10pt" style:language-asian="fr" style:country-asian="CA" style:font-name-complex="Arial" style:font-size-complex="10pt" style:language-complex="ar" style:country-complex="SA"/>
    </style:style>
    <style:style style:name="ce12"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fo:font-style="normal" fo:text-shadow="none" style:text-underline-style="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justify"/>
      <style:text-properties style:text-outline="false" style:text-line-through-style="none" fo:font-style="normal" fo:text-shadow="none" style:text-underline-style="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justify"/>
      <style:text-properties style:use-window-font-color="true"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justify"/>
      <style:text-properties style:text-outline="false" style:text-line-through-style="none" fo:language="fr" fo:country="CA" fo:font-style="normal" fo:text-shadow="none" style:text-underline-style="none" fo:font-weight="normal" style:text-underline-mode="continuous" style:text-overline-mode="continuous" style:text-line-through-mode="continuous" style:font-name-asian="Arial" style:language-asian="fr" style:country-asian="CA" style:font-style-asian="normal" style:font-weight-asian="normal" style:font-name-complex="Arial" style:language-complex="ar" style:country-complex="SA"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justify"/>
      <style:text-properties style:text-outline="false" style:text-line-through-style="none" style:font-name="Arial" fo:language="fr" fo:country="CA" fo:font-style="normal" fo:text-shadow="none" style:text-underline-style="none" fo:font-weight="normal" style:text-underline-mode="continuous" style:text-overline-mode="continuous" style:text-line-through-mode="continuous" style:language-asian="fr" style:country-asian="CA"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justify"/>
      <style:text-properties style:use-window-font-color="true" style:text-outline="false" style:text-line-through-style="none"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justify"/>
      <style:text-properties style:use-window-font-color="true" style:text-outline="false" style:text-line-through-style="none" fo:font-style="normal" fo:text-shadow="none" style:text-underline-style="none" style:text-underline-mode="continuous" style:text-overline-mode="continuous" style:text-line-through-mode="continuous" style:font-style-asian="normal" style:font-style-complex="normal" style:text-emphasize="none" style:font-relief="none" style:text-overline-style="none" style:text-overline-color="font-color"/>
    </style:style>
    <style:style style:name="ce19"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justify"/>
      <style:text-properties fo:color="#000000"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justify"/>
      <style:text-properties style:text-outline="false" style:text-line-through-style="none" fo:font-style="normal" fo:text-shadow="none" style:text-underline-style="none" fo:font-weight="normal" style:text-underline-mode="continuous" style:text-overline-mode="continuous" style:text-line-through-mode="continuous" style:font-style-asian="normal" style:font-weight-asian="normal" style:font-style-complex="normal" style:text-emphasize="none" style:font-relief="none" style:text-overline-style="none" style:text-overline-color="font-color"/>
    </style:style>
    <style:style style:name="ce21" style:family="table-cell" style:parent-style-name="Default">
      <style:table-cell-properties fo:border="0.06pt solid #000000"/>
      <style:text-properties fo:language="fr" fo:country="CA" style:font-name-asian="Arial" style:language-asian="fr" style:country-asian="CA" style:font-name-complex="Arial" style:language-complex="ar" style:country-complex="SA"/>
    </style:style>
    <style:style style:name="ce22" style:family="table-cell" style:parent-style-name="Default">
      <style:table-cell-properties style:text-align-source="fix" style:repeat-content="false" fo:border="0.06pt solid #000000"/>
      <style:paragraph-properties fo:text-align="start" fo:margin-left="0cm"/>
      <style:text-properties style:use-window-font-color="true"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order="0.06pt solid #000000"/>
      <style:paragraph-properties fo:text-align="justify"/>
      <style:text-properties style:use-window-font-color="true"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start" fo:margin-left="0cm"/>
      <style:text-properties fo:color="#000000"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start" fo:margin-left="0cm"/>
      <style:text-properties style:use-window-font-color="true"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name-asian="Arial" style:font-size-asian="10pt" style:language-asian="fr" style:country-asian="CA"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fo:border-left="0.06pt solid #000000" fo:border-right="0.51pt solid #000000" fo:border-top="0.06pt solid #000000"/>
      <style:text-properties fo:color="#000000"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0.06pt solid #000000" fo:border-left="0.06pt solid #000000" fo:border-right="0.51pt solid #000000" fo:border-top="0.06pt solid #000000"/>
      <style:text-properties fo:color="#000000" style:text-outline="false" style:text-line-through-style="none" style:font-name="Arial" fo:font-size="10pt" fo:language="fr" fo:country="CA" fo:font-style="normal" fo:text-shadow="none" style:text-underline-style="none" fo:font-weight="normal" style:text-underline-mode="continuous" style:text-overline-mode="continuous" style:text-line-through-mode="continuous" style:font-size-asian="10pt" style:language-asian="fr" style:country-asian="CA" style:font-style-asian="normal" style:font-weight-asian="normal" style:font-size-complex="10pt" style:language-complex="ar" style:country-complex="SA" style:font-style-complex="normal" style:font-weight-complex="bold" style:text-emphasize="none" style:font-relief="none" style:text-overline-style="none" style:text-overline-color="font-color"/>
    </style:style>
    <style:style style:name="T1" style:family="text">
      <style:text-properties style:font-name-asian="Arial"/>
    </style:style>
    <style:style style:name="T2" style:family="text">
      <style:text-properties fo:language="fr" fo:country="CA" style:font-name-asian="Arial" style:font-size-asian="11pt" style:language-asian="fr" style:country-asian="CA" style:font-size-complex="11pt" style:language-complex="ar" style:country-complex="SA"/>
    </style:style>
    <style:style style:name="T3" style:family="text">
      <style:text-properties fo:language="fr" fo:country="CA" style:font-name-asian="Arial" style:language-asian="fr" style:country-asian="CA" style:language-complex="ar" style:country-complex="SA"/>
    </style:style>
    <style:style style:name="T4" style:family="text">
      <style:text-properties fo:color="#000000" style:font-name="Arial" fo:font-size="10pt" fo:font-weight="normal" style:font-name-asian="Arial" style:font-size-asian="10pt" style:font-weight-asian="normal" style:font-size-complex="10pt" style:font-weight-complex="normal"/>
    </style:style>
    <style:style style:name="T5" style:family="text">
      <style:text-properties fo:font-weight="bold" style:font-name-asian="Arial" style:font-weight-asian="bold" style:font-weight-complex="bold"/>
    </style:style>
    <style:style style:name="T6" style:family="text">
      <style:text-properties fo:color="#ff0000" style:text-position="-5% 100%" style:font-name="Arial" fo:font-size="10pt" fo:language="fr" fo:country="CA" style:font-name-asian="Arial" style:font-size-asian="10pt" style:language-asian="fr" style:country-asian="CA" style:font-name-complex="F" style:font-size-complex="10pt" style:language-complex="ar" style:country-complex="SA"/>
    </style:style>
    <style:style style:name="T7" style:family="text">
      <style:text-properties style:font-name-asian="Arial" style:font-name-complex="F"/>
    </style:style>
    <style:style style:name="T8" style:family="text">
      <style:text-properties style:text-position="-5% 100%" style:font-name-asian="Arial" style:font-name-complex="F"/>
    </style:style>
    <style:style style:name="T9" style:family="text">
      <style:text-properties style:text-position="-5% 100%" fo:language="fr" fo:country="CA" style:font-name-asian="Arial" style:font-size-asian="10pt" style:language-asian="fr" style:country-asian="CA" style:font-name-complex="F" style:font-size-complex="10pt" style:language-complex="ar" style:country-complex="SA"/>
    </style:style>
    <style:style style:name="T10" style:family="text">
      <style:text-properties style:font-name="Arial" fo:font-size="10pt" fo:language="fr" fo:country="CA" fo:font-weight="bold" style:font-name-asian="Arial" style:font-size-asian="10pt" style:language-asian="fr" style:country-asian="CA" style:font-weight-asian="bold" style:font-size-complex="10pt" style:language-complex="ar" style:country-complex="SA" style:font-weight-complex="bold"/>
    </style:style>
    <style:style style:name="T11" style:family="text">
      <style:text-properties fo:color="#000000" style:font-name="Arial" fo:font-size="10pt" fo:language="fr" fo:country="CA" style:font-name-asian="Arial" style:font-size-asian="10pt" style:language-asian="en" style:country-asian="CA" style:font-size-complex="10pt" style:language-complex="ar" style:country-complex="SA"/>
    </style:style>
    <style:style style:name="T12" style:family="text">
      <style:text-properties fo:color="#000000" style:font-name="Arial" fo:font-size="10pt" fo:language="fr" fo:country="CA" style:font-name-asian="Arial" style:font-size-asian="10pt" style:language-asian="fr" style:country-asian="CA" style:font-size-complex="10pt" style:language-complex="ar" style:country-complex="SA"/>
    </style:style>
    <style:style style:name="T13" style:family="text">
      <style:text-properties fo:color="#000000" style:text-position="31% 58%" style:font-name="Arial" fo:font-size="10pt" fo:language="fr" fo:country="CA" style:font-name-asian="Arial" style:font-size-asian="10pt" style:language-asian="fr" style:country-asian="CA" style:font-size-complex="10pt" style:language-complex="ar" style:country-complex="SA"/>
    </style:style>
    <style:style style:name="T14" style:family="text">
      <style:text-properties style:font-name="Arial" fo:font-size="10pt" fo:language="fr" fo:country="CA" style:font-name-asian="Arial" style:font-size-asian="10pt" style:language-asian="fr" style:country-asian="CA" style:font-size-complex="10pt" style:language-complex="ar" style:country-complex="SA"/>
    </style:style>
    <style:style style:name="T15" style:family="text">
      <style:text-properties fo:color="#000000" style:font-name="Arial" fo:font-size="11pt" fo:language="fr" fo:country="CA" style:font-name-asian="Arial" style:font-size-asian="11pt" style:language-asian="fr" style:country-asian="CA" style:font-size-complex="11pt" style:language-complex="ar" style:country-complex="SA"/>
    </style:style>
    <style:style style:name="T16" style:family="text">
      <style:text-properties style:font-name="ArialMT" fo:font-size="10pt" fo:language="fr" fo:country="CA" style:font-name-asian="ArialMT" style:font-size-asian="10pt" style:language-asian="fr" style:country-asian="CA" style:font-size-complex="10pt" style:language-complex="ar" style:country-complex="SA"/>
    </style:style>
    <style:style style:name="T17" style:family="text">
      <style:text-properties fo:color="#000000" style:font-name="Arial" fo:font-size="10pt" fo:language="fr" fo:country="CA" style:font-name-asian="Arial" style:font-size-asian="10pt" style:language-asian="fr" style:country-asian="CA" style:font-size-complex="10pt" style:language-complex="ar" style:country-complex="SA" style:font-weight-complex="bold"/>
    </style:style>
    <style:style style:name="T18" style:family="text">
      <style:text-properties style:font-name="Arial" fo:font-size="10pt" fo:language="fr" fo:country="CA" style:font-name-asian="Arial" style:font-size-asian="10pt" style:language-asian="fr" style:country-asian="CA" style:font-name-complex="F" style:font-size-complex="10pt" style:language-complex="ar" style:country-complex="SA"/>
    </style:style>
  </office:automatic-styles>
  <office:body>
    <office:spreadsheet>
      <table:calculation-settings table:automatic-find-labels="false" table:use-regular-expressions="false"/>
      <table:table table:name="Projets particulier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row table:style-name="ro1">
          <table:table-cell table:style-name="ce1" office:value-type="string" calcext:value-type="string">
            <text:p>numéro <text:s/></text:p>
          </table:table-cell>
          <table:table-cell table:style-name="ce1" office:value-type="string" calcext:value-type="string">
            <text:p/>
            <text:p>résolution</text:p>
            <text:p/>
          </table:table-cell>
          <table:table-cell table:style-name="ce1" office:value-type="string" calcext:value-type="string">
            <text:p/>
            <text:p>nature</text:p>
          </table:table-cell>
          <table:table-cell table:style-name="ce1" office:value-type="string" calcext:value-type="string">
            <text:p/>
            <text:p>adresse</text:p>
          </table:table-cell>
        </table:table-row>
        <table:table-row table:style-name="ro2">
          <table:table-cell office:value-type="string" calcext:value-type="string">
            <text:p>PP-1</text:p>
          </table:table-cell>
          <table:table-cell office:value-type="string" calcext:value-type="string">
            <text:p>CA03 17175</text:p>
            <text:p>4 août 2003</text:p>
          </table:table-cell>
          <table:table-cell office:value-type="string" calcext:value-type="string">
            <text:p>Projet particulier portant sur la démolition des bâtiments situés aux 2475 et 2485, rue West Broadway ainsi que sur l’agrandissement et l’occupation de l’école secondaire Loyola située au 7272, rue Sherbrooke Ouest, au coin de la rue West Broadway</text:p>
          </table:table-cell>
          <table:table-cell office:value-type="string" calcext:value-type="string">
            <text:p>2475 et 2485, rue West Broadway et 7272, rue Sherbrooke Ouest,</text:p>
          </table:table-cell>
        </table:table-row>
        <table:table-row table:style-name="ro2">
          <table:table-cell office:value-type="string" calcext:value-type="string">
            <text:p>PP-2</text:p>
          </table:table-cell>
          <table:table-cell office:value-type="string" calcext:value-type="string">
            <text:p>CA03 170346</text:p>
            <text:p>7 octobre 2003</text:p>
          </table:table-cell>
          <table:table-cell office:value-type="string" calcext:value-type="string">
            <text:p>Projet particulier portant sur le retrait de l’obligation d’occuper à des fins commerciales ou d’équipements collectifs et institutionnels et sur l’autorisation d’occuper à des fins d’habitation les rez-de-chaussée d’une partie du bâtiment localisé aux 3540 et 3550, avenue Swail</text:p>
          </table:table-cell>
          <table:table-cell office:value-type="string" calcext:value-type="string">
            <text:p>3540 et 3550, avenue Swail</text:p>
          </table:table-cell>
        </table:table-row>
        <table:table-row table:style-name="ro2">
          <table:table-cell office:value-type="string" calcext:value-type="string">
            <text:p>PP-3</text:p>
          </table:table-cell>
          <table:table-cell office:value-type="string" calcext:value-type="string">
            <text:p>CA03 170386</text:p>
            <text:p>3 novembre 2003</text:p>
          </table:table-cell>
          <table:table-cell office:value-type="string" calcext:value-type="string">
            <text:p>Projet particulier visant à accorder l’autorisation de stationnement des véhicules automobiles dans les allées de circulation du stationnement localisé au sous-sol du bâtiment situé au 5250, boulevard Décarie, entre l’avenue Isabella et le chemin Queen-Mary </text:p>
          </table:table-cell>
          <table:table-cell office:value-type="string" calcext:value-type="string">
            <text:p>5250, boulevard Décarie,</text:p>
          </table:table-cell>
        </table:table-row>
        <table:table-row table:style-name="ro2">
          <table:table-cell office:value-type="string" calcext:value-type="string">
            <text:p>PP-4</text:p>
          </table:table-cell>
          <table:table-cell office:value-type="string" calcext:value-type="string">
            <text:p>CA03 170384</text:p>
            <text:p>3 novembre 2003</text:p>
          </table:table-cell>
          <table:table-cell office:value-type="string" calcext:value-type="string">
            <text:p>Projet particulier portant sur l’agrandissement d’un usage restaurant dérogatoire protégé par droits acquis du Restaurant Côte-St-Luc Barbecue, situé au 5403, chemin de la Côte-Saint-Luc</text:p>
          </table:table-cell>
          <table:table-cell office:value-type="string" calcext:value-type="string">
            <text:p>5403, chemin de la Côte-Saint-Luc</text:p>
          </table:table-cell>
        </table:table-row>
        <table:table-row table:style-name="ro2">
          <table:table-cell office:value-type="string" calcext:value-type="string">
            <text:p>PP-5</text:p>
          </table:table-cell>
          <table:table-cell office:value-type="string" calcext:value-type="string">
            <text:p>CA04 170043</text:p>
            <text:p>2 février 2004</text:p>
          </table:table-cell>
          <table:table-cell office:value-type="string" calcext:value-type="string">
            <text:p>Projet particulier portant sur la démolition d’un bâtiment occupé par l’usage vente de carburant, situé au 5107, rue Sherbrooke Ouest, et la construction d’un immeuble commercial et résidentiel de deux étages avec mezzanine</text:p>
          </table:table-cell>
          <table:table-cell office:value-type="string" calcext:value-type="string">
            <text:p>5107, rue Sherbrooke Ouest</text:p>
          </table:table-cell>
        </table:table-row>
        <table:table-row table:style-name="ro2">
          <table:table-cell office:value-type="string" calcext:value-type="string">
            <text:p>PP-6</text:p>
          </table:table-cell>
          <table:table-cell office:value-type="string" calcext:value-type="string">
            <text:p>CA04 170282</text:p>
            <text:p>2 août 2004</text:p>
          </table:table-cell>
          <table:table-cell office:value-type="string" calcext:value-type="string">
            <text:p>Projet particulier modifiant les autorisations prévues au Règlement sur la construction et l’occupation d’un bâtiment sur un terrain situé au sud de la rue Saint-Jacques et à l’ouest du boulevard Cavendish pour permettre la construction d’un 2e bâtiment sur le site du Loblaws</text:p>
          </table:table-cell>
          <table:table-cell office:value-type="string" calcext:value-type="string">
            <text:p>terrain situé au sud de la rue Saint-Jacques et à l’ouest du boulevard Cavendish</text:p>
          </table:table-cell>
        </table:table-row>
        <table:table-row table:style-name="ro2">
          <table:table-cell office:value-type="string" calcext:value-type="string">
            <text:p>PP-7</text:p>
          </table:table-cell>
          <table:table-cell office:value-type="string" calcext:value-type="string">
            <text:p>CA04170393</text:p>
            <text:p>8 novembre 2004</text:p>
          </table:table-cell>
          <table:table-cell office:value-type="string" calcext:value-type="string">
            <text:p>Projet particulier visant à permettre la démolition du bâtiment portant le numéro civique 2765, chemin de la Côte-Sainte-Catherine et la construction d’une école primaire de trois étages sur un lot à créer à l’arrière du couvent Saint-Albert-Le-Grand </text:p>
          </table:table-cell>
          <table:table-cell office:value-type="string" calcext:value-type="string">
            <text:p>2765, chemin de la Côte-Sainte-Catherine</text:p>
          </table:table-cell>
        </table:table-row>
        <table:table-row table:style-name="ro2">
          <table:table-cell office:value-type="string" calcext:value-type="string">
            <text:p>PP-8</text:p>
          </table:table-cell>
          <table:table-cell office:value-type="string" calcext:value-type="string">
            <text:p>CA04 170224</text:p>
            <text:p>7 juin 2004</text:p>
          </table:table-cell>
          <table:table-cell office:value-type="string" calcext:value-type="string">
            <text:p>Projet particulier permettant de transformer la grange située derrière le 5025, avenue Notre-Dame-de-Grâce en bâtiment principal</text:p>
          </table:table-cell>
          <table:table-cell office:value-type="string" calcext:value-type="string">
            <text:p>5025, avenue Notre-Dame-de-Grâc</text:p>
          </table:table-cell>
        </table:table-row>
        <table:table-row table:style-name="ro3">
          <table:table-cell office:value-type="string" calcext:value-type="string">
            <text:p>PP-9</text:p>
          </table:table-cell>
          <table:table-cell office:value-type="string" calcext:value-type="string">
            <text:p>Projet annulé</text:p>
          </table:table-cell>
          <table:table-cell office:value-type="string" calcext:value-type="string">
            <text:p>Projet particulier visant à autoriser la démolition de bâtiments accessoires (serres et entrepôt), à permettre la construction et l’occupation d’un nouveau mausolée dans le « secteur du crématorium » et à baliser des interventions à venir dans l’ensemble du site du cimetière Notre-Dame-des-Neiges, situé au 4601, chemin de la Côte-des-Neiges </text:p>
          </table:table-cell>
          <table:table-cell office:value-type="string" calcext:value-type="string">
            <text:p>4601, chemin de la Côte-des-Neiges</text:p>
          </table:table-cell>
        </table:table-row>
        <table:table-row table:style-name="ro2">
          <table:table-cell office:value-type="string" calcext:value-type="string">
            <text:p>PP-10</text:p>
          </table:table-cell>
          <table:table-cell office:value-type="string" calcext:value-type="string">
            <text:p>CA04 170385</text:p>
            <text:p>8 novembre 2004</text:p>
          </table:table-cell>
          <table:table-cell office:value-type="string" calcext:value-type="string">
            <text:p>Projet particulier visant à autoriser la démolition de trois bâtiments et à permettre l’agrandissement du centre de cancérologie Charles-Bruneau, situé sur le chemin Hudson, entre le chemin de la Côte-Saint-Catherine et l’avenue De Soissons, sur le site de l’Hôpital Saint-Justine </text:p>
          </table:table-cell>
          <table:table-cell office:value-type="string" calcext:value-type="string">
            <text:p>3175, chemin de la Côte-Sainte-Catherine </text:p>
          </table:table-cell>
        </table:table-row>
        <table:table-row table:style-name="ro2">
          <table:table-cell office:value-type="string" calcext:value-type="string">
            <text:p>PP-11</text:p>
          </table:table-cell>
          <table:table-cell office:value-type="string" calcext:value-type="string">
            <text:p>CA04 170392</text:p>
            <text:p>8 novembre 2004</text:p>
          </table:table-cell>
          <table:table-cell office:value-type="string" calcext:value-type="string">
            <text:p>Projet particulier visant à autoriser l’occupation d’usages spécifiques C.3 (9) à l’étage immédiatement supérieur au rez-de-chaussée pour les bâtiments localisés aux 8100-20, boulevard Décarie et 8128-50, boulevard Décarie /5320-30, avenue Royalmount</text:p>
          </table:table-cell>
          <table:table-cell office:value-type="string" calcext:value-type="string">
            <text:p>8100-20, boulevard Décarie et 8128-50, boulevard Décarie /5320-30, avenue Royalmount</text:p>
          </table:table-cell>
        </table:table-row>
        <table:table-row table:style-name="ro2">
          <table:table-cell office:value-type="string" calcext:value-type="string">
            <text:p>PP-12</text:p>
          </table:table-cell>
          <table:table-cell office:value-type="string" calcext:value-type="string">
            <text:p>CA05 170059</text:p>
            <text:p>7 février 2005</text:p>
          </table:table-cell>
          <table:table-cell office:value-type="string" calcext:value-type="string">
            <text:p>Projet particulier visant à permettre la démolition de bâtiments accessoires (serres et entrepôts), permettant la construction et l’occupation de nouveaux mausolées dans le secteur du crématorium et reconnaissant l’essentiel des interventions proposées au plan directeur d’aménagement du cimetière Notre-dame-des-Neiges, situé au 4601, chemin de la Côte-des-Neiges</text:p>
          </table:table-cell>
          <table:table-cell office:value-type="string" calcext:value-type="string">
            <text:p>cimetière Notre-dame-des-Neiges, 4601, chemin de la Côte-des-Neiges</text:p>
          </table:table-cell>
        </table:table-row>
        <table:table-row table:style-name="ro2">
          <table:table-cell office:value-type="string" calcext:value-type="string">
            <text:p>PP-13</text:p>
          </table:table-cell>
          <table:table-cell office:value-type="string" calcext:value-type="string">
            <text:p>CA05 170058</text:p>
            <text:p>7 février 2005</text:p>
          </table:table-cell>
          <table:table-cell office:value-type="string" calcext:value-type="string">
            <text:p>Projet particulier visant à permettre l’agrandissement et l’occupation d’un bâtiment à des fins de centre sportif et communautaire</text:p>
          </table:table-cell>
          <table:table-cell office:value-type="string" calcext:value-type="string">
            <text:p>5580, chemin Upper Lachine</text:p>
          </table:table-cell>
        </table:table-row>
        <table:table-row table:style-name="ro2">
          <table:table-cell office:value-type="string" calcext:value-type="string">
            <text:p>PP-14</text:p>
          </table:table-cell>
          <table:table-cell office:value-type="string" calcext:value-type="string">
            <text:p>CA05 170060</text:p>
            <text:p>7 février 2005</text:p>
          </table:table-cell>
          <table:table-cell office:value-type="string" calcext:value-type="string">
            <text:p>Projet particulier visant à permettre l’agrandissement d’un bâtiment situé dans un parc, afin d’y permettre l’occupation d’un centre communautaire</text:p>
          </table:table-cell>
          <table:table-cell office:value-type="string" calcext:value-type="string">
            <text:p>Parc de la Savane</text:p>
          </table:table-cell>
        </table:table-row>
        <table:table-row table:style-name="ro2">
          <table:table-cell office:value-type="string" calcext:value-type="string">
            <text:p>PP-15</text:p>
          </table:table-cell>
          <table:table-cell office:value-type="string" calcext:value-type="string">
            <text:p>CA05 170224</text:p>
            <text:p>6 juin 2005</text:p>
          </table:table-cell>
          <table:table-cell office:value-type="string" calcext:value-type="string">
            <text:p>Projet particulier numéro visant à permettre l’occupation du bâtiment situé aux 5497 et 5499, avenue Earnscliffe, à des fins de centre d’hébergement et de réadaptation pour des personnes ayant une déficience intellectuelle – Centre Miriam</text:p>
          </table:table-cell>
          <table:table-cell office:value-type="string" calcext:value-type="string">
            <text:p>5497 et 5499, avenue Earnscliffe</text:p>
          </table:table-cell>
        </table:table-row>
        <table:table-row table:style-name="ro2">
          <table:table-cell office:value-type="string" calcext:value-type="string">
            <text:p>PP-16</text:p>
          </table:table-cell>
          <table:table-cell office:value-type="string" calcext:value-type="string">
            <text:p>CA05 170225</text:p>
            <text:p>6 juin 2005</text:p>
          </table:table-cell>
          <table:table-cell office:value-type="string" calcext:value-type="string">
            <text:p>Projet particulier visant la construction de deux bâtiments de deux étages - lot 2 648 654, situé sur le coin nord-est de l’intersection du boulevard Décarie et de la rue de la Savane</text:p>
          </table:table-cell>
          <table:table-cell office:value-type="string" calcext:value-type="string">
            <text:p>Intersection du boulevard Décarie et de la rue de la Savane</text:p>
          </table:table-cell>
        </table:table-row>
        <table:table-row table:style-name="ro4">
          <table:table-cell office:value-type="string" calcext:value-type="string">
            <text:p>PP-17</text:p>
          </table:table-cell>
          <table:table-cell office:value-type="string" calcext:value-type="string">
            <text:p>PROJET RETIRÉ</text:p>
            <text:p>par résolution</text:p>
            <text:p>CA05 170330</text:p>
            <text:p>6 septembre 2005</text:p>
          </table:table-cell>
          <table:table-cell office:value-type="string" calcext:value-type="string">
            <text:p>Projet particulier concernant la construction d’un bâtiment pour un usage commercial (pharmacie) sur un terrain vacant localisé à l’angle sud-ouest de l’intersection du chemin de la Côte-Saint-Luc et du boulevard Décarie – lots 53-23 et 53-24, et parties de lots 53-22 et 53-25 à 53-29</text:p>
          </table:table-cell>
          <table:table-cell office:value-type="string" calcext:value-type="string">
            <text:p>Terrain à l’intersection du chemin de la Côte-Saint-Luc et du boulevard Décarie</text:p>
          </table:table-cell>
        </table:table-row>
        <table:table-row table:style-name="ro2">
          <table:table-cell office:value-type="string" calcext:value-type="string">
            <text:p>PP-18</text:p>
          </table:table-cell>
          <table:table-cell office:value-type="string" calcext:value-type="string">
            <text:p>CA05 170316</text:p>
            <text:p>6 septembre 2005</text:p>
          </table:table-cell>
          <table:table-cell office:value-type="string" calcext:value-type="string">
            <text:p>Projet particulier visant à modifier les exigences relatives à l'aménagement de 9 unités de stationnement supplémentaires au sous-sol d'un bâtiment résidentiel situé au 5780, avenue Decelles</text:p>
          </table:table-cell>
          <table:table-cell office:value-type="string" calcext:value-type="string">
            <text:p>5780, avenue Decelles</text:p>
          </table:table-cell>
        </table:table-row>
        <table:table-row table:style-name="ro2">
          <table:table-cell office:value-type="string" calcext:value-type="string">
            <text:p>PP-19</text:p>
          </table:table-cell>
          <table:table-cell office:value-type="string" calcext:value-type="string">
            <text:p>CA05 170315</text:p>
            <text:p>6 septembre 2005</text:p>
          </table:table-cell>
          <table:table-cell office:value-type="string" calcext:value-type="string">
            <text:p>Projet particulier visant à permettre l’implantation d’un bâtiment à une limite latérale de 0 mètre et une largeur de stationnement de 2,4 mètres sur le lot 2 648 916 localisé sur la rue Lemieux, entre la rue MacKenzie et l’avenue de Courtrai</text:p>
          </table:table-cell>
          <table:table-cell/>
        </table:table-row>
        <table:table-row table:style-name="ro2">
          <table:table-cell office:value-type="string" calcext:value-type="string">
            <text:p>PP-20</text:p>
          </table:table-cell>
          <table:table-cell office:value-type="string" calcext:value-type="string">
            <text:p>CA06 170015</text:p>
            <text:p>16 janvier 2006</text:p>
          </table:table-cell>
          <table:table-cell office:value-type="string" calcext:value-type="string">
            <text:p>Projet particulier visant à autoriser la démolition de deux bâtiments ainsi que d’accorder différentes dérogations permettant la construction et l’occupation de deux bâtiments commerciaux sur un même lot</text:p>
          </table:table-cell>
          <table:table-cell office:value-type="string" calcext:value-type="string">
            <text:p>7570, boulevard Décarie (Pétro-Canada) et 5350, rue Paré (Les Restaurants <text:s/>McDonald’s) </text:p>
          </table:table-cell>
        </table:table-row>
        <table:table-row table:style-name="ro2">
          <table:table-cell office:value-type="string" calcext:value-type="string">
            <text:p>PP-21</text:p>
          </table:table-cell>
          <table:table-cell office:value-type="string" calcext:value-type="string">
            <text:p>CA06 170042</text:p>
            <text:p>6 février 2006</text:p>
          </table:table-cell>
          <table:table-cell office:value-type="string" calcext:value-type="string">
            <text:p>Projet particulier visant à modifier la résolution approuvant le projet particulier PP-20 accordant différentes dérogations permettant la construction et l’occupation de deux bâtiments commerciaux sur un même lot, afin d’autoriser des dérogations à l’affichage</text:p>
          </table:table-cell>
          <table:table-cell office:value-type="string" calcext:value-type="string">
            <text:p>7570, boulevard Décarie (Pétro-Canada) et 5350, rue Paré (Les Restaurants <text:s/>McDonald’s)</text:p>
          </table:table-cell>
        </table:table-row>
        <table:table-row table:style-name="ro4">
          <table:table-cell office:value-type="string" calcext:value-type="string">
            <text:p>PP-22</text:p>
          </table:table-cell>
          <table:table-cell office:value-type="string" calcext:value-type="string">
            <text:p>PROJET REJETÉ</text:p>
            <text:p>Par résolution</text:p>
            <text:p>CA06 170103</text:p>
            <text:p>3 avril 2006</text:p>
          </table:table-cell>
          <table:table-cell office:value-type="string" calcext:value-type="string">
            <text:p>Projet particulier visant à autoriser l’occupation d’un deuxième étage à des fins de clinique vétérinaire</text:p>
          </table:table-cell>
          <table:table-cell office:value-type="string" calcext:value-type="string">
            <text:p>5601, rue Sherbrooke Ouest (Clinique de santé animale de Montréal)</text:p>
          </table:table-cell>
        </table:table-row>
        <table:table-row table:style-name="ro2">
          <table:table-cell office:value-type="string" calcext:value-type="string">
            <text:p>PP-23</text:p>
          </table:table-cell>
          <table:table-cell office:value-type="string" calcext:value-type="string">
            <text:p>CA06 170200</text:p>
            <text:p>5 juin 2006</text:p>
          </table:table-cell>
          <table:table-cell office:value-type="string" calcext:value-type="string">
            <text:p>Projet particulier visant à permettre la fermeture partielle de la marquise avec du verre clair et l'entreposage de panier d'épicerie à l'intérieur de cette même marquise sise sur la propriété constituée du lot 2 174 543 située au 6825, chemin de la Côte-des-Neiges (Maxi Côte-des-Neiges)</text:p>
          </table:table-cell>
          <table:table-cell office:value-type="string" calcext:value-type="string">
            <text:p>6825, chemin de la Côte-des-Neiges</text:p>
          </table:table-cell>
        </table:table-row>
        <table:table-row table:style-name="ro2">
          <table:table-cell office:value-type="string" calcext:value-type="string">
            <text:p>PP-24</text:p>
          </table:table-cell>
          <table:table-cell office:value-type="string" calcext:value-type="string">
            <text:p>CA06 170201</text:p>
            <text:p>5 juin 2006</text:p>
          </table:table-cell>
          <table:table-cell office:value-type="string" calcext:value-type="string">
            <text:p>Projet particulier visant à accorder une dérogation permettant l'aménagement d'une aire de chargement supplémentaire sans devoir accéder à celle existante, sur la propriété constituée du lot 2 603 482 située aux 6263-6295 avenue Somerled</text:p>
          </table:table-cell>
          <table:table-cell office:value-type="string" calcext:value-type="string">
            <text:p>6263-6295 avenue Somerled</text:p>
          </table:table-cell>
        </table:table-row>
        <table:table-row table:style-name="ro2">
          <table:table-cell office:value-type="string" calcext:value-type="string">
            <text:p>PP-25</text:p>
          </table:table-cell>
          <table:table-cell office:value-type="string" calcext:value-type="string">
            <text:p>CA06 170273</text:p>
            <text:p>7 août 2006</text:p>
          </table:table-cell>
          <table:table-cell office:value-type="string" calcext:value-type="string">
            <text:p>Projet particulier visant à autoriser l’agrandissement et l’occupation d’un bâtiment afin de permettre, en plus des usages déjà permis, l’usage accessoire « véhicule automobile (pose d’accessoires automobiles) » ainsi que des dérogations telles la superficie maximale de plancher et la localisation du stationnement</text:p>
          </table:table-cell>
          <table:table-cell office:value-type="string" calcext:value-type="string">
            <text:p>4810, avenue Walkley</text:p>
          </table:table-cell>
        </table:table-row>
        <table:table-row table:style-name="ro2">
          <table:table-cell office:value-type="string" calcext:value-type="string">
            <text:p>PP-26</text:p>
          </table:table-cell>
          <table:table-cell office:value-type="string" calcext:value-type="string">
            <text:p>CA06 170274</text:p>
            <text:p>7 août 2006</text:p>
          </table:table-cell>
          <table:table-cell office:value-type="string" calcext:value-type="string">
            <text:p>Projet particulier visant à établir la hauteur en mètres et en étages d’un bâtiment pour l’Hôpital Général Juif de Montréal, du côté de la voie publique, sur une profondeur de 43 mètres, concernant l’ajout de deux étages sur le lien unissant le pavillon D au pavillon F (Lady Davis) pour le bâtiment situé au 3755, chemin de la Côte-Sainte‑Catherine,</text:p>
          </table:table-cell>
          <table:table-cell office:value-type="string" calcext:value-type="string">
            <text:p>3755, chemin de la Côte-Sainte-Catherine,</text:p>
          </table:table-cell>
        </table:table-row>
        <table:table-row table:style-name="ro2">
          <table:table-cell office:value-type="string" calcext:value-type="string">
            <text:p>PP-27</text:p>
          </table:table-cell>
          <table:table-cell office:value-type="string" calcext:value-type="string">
            <text:p>CA06 170203</text:p>
            <text:p>5 juin 2006</text:p>
          </table:table-cell>
          <table:table-cell office:value-type="string" calcext:value-type="string">
            <text:p>Projet particulier visant à modifier la résolution CA06 170015, déjà modifiée par la résolution CA06 170042, accordant différentes dérogations permettant la construction et l’occupation de deux bâtiments commerciaux sur un même lot, ainsi que des dérogations à l’affichage, afin de donner prépondérance à un plan d’aménagement paysager</text:p>
          </table:table-cell>
          <table:table-cell office:value-type="string" calcext:value-type="string">
            <text:p>7570, boulevard Décarie (Pétro-Canada) et 5350, rue Paré (Les Restaurants McDonald’s)</text:p>
          </table:table-cell>
        </table:table-row>
        <table:table-row table:style-name="ro2">
          <table:table-cell office:value-type="string" calcext:value-type="string">
            <text:p>PP-28</text:p>
          </table:table-cell>
          <table:table-cell office:value-type="string" calcext:value-type="string">
            <text:p>CA06 170275</text:p>
            <text:p>7 août 2006</text:p>
          </table:table-cell>
          <table:table-cell office:value-type="string" calcext:value-type="string">
            <text:p>Projet particulier visant à autoriser l’occupation d’une clinique vétérinaire -Clinique de santé animale de Montréal</text:p>
          </table:table-cell>
          <table:table-cell office:value-type="string" calcext:value-type="string">
            <text:p>5601, rue Sherbrooke Ouest </text:p>
          </table:table-cell>
        </table:table-row>
        <table:table-row table:style-name="ro2">
          <table:table-cell office:value-type="string" calcext:value-type="string">
            <text:p>PP-29</text:p>
          </table:table-cell>
          <table:table-cell office:value-type="string" calcext:value-type="string">
            <text:p>CA07 170170</text:p>
            <text:p>4 juin 2007</text:p>
          </table:table-cell>
          <table:table-cell office:value-type="string" calcext:value-type="string">
            <text:p>Projet particulier afin d’autoriser l'occupation du bâtiment situé au 5380, avenue Bourret, aux fins d'école primaire et préscolaire, en plus des usages qui y sont déjà permis</text:p>
          </table:table-cell>
          <table:table-cell office:value-type="string" calcext:value-type="string">
            <text:p>5380, avenue Bourret</text:p>
          </table:table-cell>
        </table:table-row>
        <table:table-row table:style-name="ro2">
          <table:table-cell office:value-type="string" calcext:value-type="string">
            <text:p>PP-30</text:p>
          </table:table-cell>
          <table:table-cell office:value-type="string" calcext:value-type="string">
            <text:p>CA07 170206</text:p>
            <text:p>20 juin 2007</text:p>
          </table:table-cell>
          <table:table-cell office:value-type="string" calcext:value-type="string">
            <text:p>Projet particulier visant la démolition d'un bâtiment vacant afin de permettre la construction et l'occupation d'un bâtiment résidentiel</text:p>
          </table:table-cell>
          <table:table-cell office:value-type="string" calcext:value-type="string">
            <text:p>4950, rue de la Savane et <text:s/>5205, rue Paré</text:p>
          </table:table-cell>
        </table:table-row>
        <table:table-row table:style-name="ro2">
          <table:table-cell office:value-type="string" calcext:value-type="string">
            <text:p>PP-31</text:p>
          </table:table-cell>
          <table:table-cell office:value-type="string" calcext:value-type="string">
            <text:p>CA07 170171</text:p>
            <text:p>4 juin 2007</text:p>
          </table:table-cell>
          <table:table-cell office:value-type="string" calcext:value-type="string">
            <text:p>Projet particulier visant l'occupation d'un bâtiment afin de permettre la vente et la location de véhicules automobiles comme usage principal, ainsi que la réparation et l’entretien de véhicules automobiles comme usage complémentaire</text:p>
          </table:table-cell>
          <table:table-cell office:value-type="string" calcext:value-type="string">
            <text:p>5350, rue Ferrier</text:p>
          </table:table-cell>
        </table:table-row>
        <table:table-row table:style-name="ro2">
          <table:table-cell office:value-type="string" calcext:value-type="string">
            <text:p>PP-32</text:p>
          </table:table-cell>
          <table:table-cell office:value-type="string" calcext:value-type="string">
            <text:p>CA07 170245</text:p>
            <text:p>6 août 2007</text:p>
          </table:table-cell>
          <table:table-cell office:value-type="string" calcext:value-type="string">
            <text:p>Projet particulier visant à modifier le Règlement sur la construction et l’occupation d’un bâtiment abritant un institut de recherche de 6 étages, au coin sud-ouest de la rue Légaré et de l’avenue Bourret, ainsi que sur la modification (agrandissement) et l’occupation de l’entrée principale du bâtiment de l’Hôpital général Juif (01-245)</text:p>
          </table:table-cell>
          <table:table-cell office:value-type="string" calcext:value-type="string">
            <text:p>au coin sud-ouest de la rue Légaré et de l’avenue Bourret et Hôpital général Juif</text:p>
          </table:table-cell>
        </table:table-row>
        <table:table-row table:style-name="ro2">
          <table:table-cell office:value-type="string" calcext:value-type="string">
            <text:p>PP-33</text:p>
          </table:table-cell>
          <table:table-cell office:value-type="string" calcext:value-type="string">
            <text:p>CA07 170291</text:p>
            <text:p>4 septembre 2007</text:p>
          </table:table-cell>
          <table:table-cell office:value-type="string" calcext:value-type="string">
            <text:p>Projet particulier visant à autoriser la démolition d'un bâtiment industriel et la construction d'un nouveau bâtiment résidentiel dans le cadre du programme de logements abordables subventionnés par la Ville de Montréal</text:p>
          </table:table-cell>
          <table:table-cell office:value-type="string" calcext:value-type="string">
            <text:p>4811, avenue de Courtrai</text:p>
          </table:table-cell>
        </table:table-row>
        <table:table-row table:style-name="ro2">
          <table:table-cell office:value-type="string" calcext:value-type="string">
            <text:p>PP-34</text:p>
          </table:table-cell>
          <table:table-cell office:value-type="string" calcext:value-type="string">
            <text:p>CA07 170415</text:p>
            <text:p>3 décembre 2007 </text:p>
          </table:table-cell>
          <table:table-cell office:value-type="string" calcext:value-type="string">
            <text:p>Projet particulier visant à autoriser la construction d'un nouveau bâtiment résidentiel d’une hauteur de quatre étages en plus d’une mezzanine</text:p>
          </table:table-cell>
          <table:table-cell office:value-type="string" calcext:value-type="string">
            <text:p>5301-5307, avenue Gatineau</text:p>
          </table:table-cell>
        </table:table-row>
        <table:table-row table:style-name="ro2">
          <table:table-cell office:value-type="string" calcext:value-type="string">
            <text:p>PP-35</text:p>
          </table:table-cell>
          <table:table-cell office:value-type="string" calcext:value-type="string">
            <text:p>CA08 170079</text:p>
            <text:p>3 mars 2008</text:p>
          </table:table-cell>
          <table:table-cell office:value-type="string" calcext:value-type="string">
            <text:p>Projet particulier visant à autoriser l'occupation du bâtiment portant le numéro 5790, chemin de la Côte-des-Neiges à des fins de centre hospitalier, et la transformation des balcons arrière en locaux techniques</text:p>
          </table:table-cell>
          <table:table-cell office:value-type="string" calcext:value-type="string">
            <text:p>5790, chemin de la Côte-des-Neiges</text:p>
          </table:table-cell>
        </table:table-row>
        <table:table-row table:style-name="ro2">
          <table:table-cell office:value-type="string" calcext:value-type="string">
            <text:p>PP-36</text:p>
          </table:table-cell>
          <table:table-cell office:value-type="string" calcext:value-type="string">
            <text:p>CA08 170126</text:p>
            <text:p>7 avril 2008</text:p>
          </table:table-cell>
          <table:table-cell office:value-type="string" calcext:value-type="string">
            <text:p>Projet particulier visant à autoriser la démolition de bâtiments existants, l’agrandissement du complexe sportif, et la construction de gradins permanents et d’un dôme saisonnier couvrant le terrain sportif sur la partie sud-est du campus Loyola de l’Université Concordia au 7200, rue Sherbrooke Ouest</text:p>
          </table:table-cell>
          <table:table-cell office:value-type="string" calcext:value-type="string">
            <text:p>Campus Loyola de l’Université Concordia</text:p>
          </table:table-cell>
        </table:table-row>
        <table:table-row table:style-name="ro2">
          <table:table-cell office:value-type="string" calcext:value-type="string">
            <text:p>PP-37</text:p>
          </table:table-cell>
          <table:table-cell office:value-type="string" calcext:value-type="string">
            <text:p>CA08 170165</text:p>
            <text:p>5 mai 2008</text:p>
          </table:table-cell>
          <table:table-cell office:value-type="string" calcext:value-type="string">
            <text:p>Projet particulier visant à autoriser une superficie d'enseigne supérieure à celle autorisée pour un bâtiment situé au 6536, rue Saint-Jacques</text:p>
          </table:table-cell>
          <table:table-cell office:value-type="string" calcext:value-type="string">
            <text:p>6536, rue Saint-Jacques</text:p>
          </table:table-cell>
        </table:table-row>
        <table:table-row table:style-name="ro2">
          <table:table-cell office:value-type="string" calcext:value-type="string">
            <text:p>PP-38</text:p>
          </table:table-cell>
          <table:table-cell office:value-type="string" calcext:value-type="string">
            <text:p>CA09 170135</text:p>
            <text:p>6 avril 2009</text:p>
          </table:table-cell>
          <table:table-cell office:value-type="string" calcext:value-type="string">
            <text:p>Projet particulier <text:s/>visant à modifier la résolution CA08 170126 approuvant le projet particulier PP-36 qui <text:s/>autorise la démolition de bâtiments existants, l’agrandissement du pavillon sportif, la construction de gradins permanents et l’installation d’un dôme saisonnier couvrant le terrain de sport sur la partie sud-est du campus Loyola de l’Université Concordia, afin de permettre la réalisation du projet sur plusieurs phases et d’autoriser plus qu’un bâtiment sur le même terrain</text:p>
          </table:table-cell>
          <table:table-cell office:value-type="string" calcext:value-type="string">
            <text:p>Campus Loyola de l’Université Concordia,</text:p>
          </table:table-cell>
        </table:table-row>
        <table:table-row table:style-name="ro2">
          <table:table-cell office:value-type="string" calcext:value-type="string">
            <text:p>PP-39</text:p>
          </table:table-cell>
          <table:table-cell office:value-type="string" calcext:value-type="string">
            <text:p>CA09 170258</text:p>
            <text:p>22 juin 2009</text:p>
          </table:table-cell>
          <table:table-cell office:value-type="string" calcext:value-type="string">
            <text:p>Projet particulier visant à déroger au nombre et à la localisation des unités de stationnement, pour deux propriétés situées aux 6700 et 6710, rue Saint-Jacques, à l’ouest du boulevard Cavendish</text:p>
          </table:table-cell>
          <table:table-cell office:value-type="string" calcext:value-type="string">
            <text:p>6700 et 6710, rue Saint-Jacques,</text:p>
          </table:table-cell>
        </table:table-row>
        <table:table-row table:style-name="ro2">
          <table:table-cell office:value-type="string" calcext:value-type="string">
            <text:p>PP-40</text:p>
          </table:table-cell>
          <table:table-cell office:value-type="string" calcext:value-type="string">
            <text:p>CA09 170335</text:p>
            <text:p>8 septembre 2009</text:p>
          </table:table-cell>
          <table:table-cell office:value-type="string" calcext:value-type="string">
            <text:p>Projet particulier visant à autoriser l’usage centre d’hébergement pour enfants ayant des limitations physiques ou mentales pour la propriété située aux 3165-3167, rue Jean-Brillant</text:p>
          </table:table-cell>
          <table:table-cell office:value-type="string" calcext:value-type="string">
            <text:p>3165-3167, rue Jean-Brillant</text:p>
          </table:table-cell>
        </table:table-row>
        <table:table-row table:style-name="ro2">
          <table:table-cell office:value-type="string" calcext:value-type="string">
            <text:p>PP-41</text:p>
          </table:table-cell>
          <table:table-cell office:value-type="string" calcext:value-type="string">
            <text:p>CA09 170357</text:p>
            <text:p>29 septembre 2009</text:p>
          </table:table-cell>
          <table:table-cell office:value-type="string" calcext:value-type="string">
            <text:p>Projet particulier visant à autoriser la démolition d’un bâtiment situé aux 5075, 5081 et 5085, rue Jean-Talon Ouest afin de permettre la construction et l’occupation de la phase 1 de bâtiments résidentiels</text:p>
          </table:table-cell>
          <table:table-cell office:value-type="string" calcext:value-type="string">
            <text:p>5075, 5081 et 5085, rue Jean-Talon Ouest</text:p>
          </table:table-cell>
        </table:table-row>
        <table:table-row table:style-name="ro2">
          <table:table-cell office:value-type="string" calcext:value-type="string">
            <text:p>PP-42</text:p>
          </table:table-cell>
          <table:table-cell office:value-type="string" calcext:value-type="string">
            <text:p>CA09 170374</text:p>
            <text:p>16 novembre 2009 </text:p>
          </table:table-cell>
          <table:table-cell office:value-type="string" calcext:value-type="string">
            <text:p>Projet particulier visant à autoriser l’occupation d’un local situé au 7802, avenue Mountain Sights par un organisme communautaire (Centre communautaire Mountain Sights)</text:p>
          </table:table-cell>
          <table:table-cell office:value-type="string" calcext:value-type="string">
            <text:p>7802, avenue Mountain Sights</text:p>
          </table:table-cell>
        </table:table-row>
        <table:table-row table:style-name="ro2">
          <table:table-cell office:value-type="string" calcext:value-type="string">
            <text:p>PP-43</text:p>
          </table:table-cell>
          <table:table-cell office:value-type="string" calcext:value-type="string">
            <text:p>CA09 170375</text:p>
            <text:p>16 novembre 2009 </text:p>
          </table:table-cell>
          <table:table-cell office:value-type="string" calcext:value-type="string">
            <text:p>Projet particulier visant à autoriser l’occupation du bâtiment situé aux 4605-4607, rue Bouchette par un organisme communautaire (Relais Côte-des-Neiges)</text:p>
          </table:table-cell>
          <table:table-cell office:value-type="string" calcext:value-type="string">
            <text:p>4605-4607, rue Bouchette</text:p>
          </table:table-cell>
        </table:table-row>
        <table:table-row table:style-name="ro2">
          <table:table-cell office:value-type="string" calcext:value-type="string">
            <text:p>PP-44</text:p>
          </table:table-cell>
          <table:table-cell office:value-type="string" calcext:value-type="string">
            <text:p>CA10 170023</text:p>
            <text:p>11 janvier 2010</text:p>
          </table:table-cell>
          <table:table-cell office:value-type="string" calcext:value-type="string">
            <text:p>Projet particulier visant à autoriser visant à autoriser l’agrandissement du Complexe des Sciences Richard-J.-Renaud pour loger un nouveau centre de recherche génomique au Campus Loyola de l’Université Concordia </text:p>
          </table:table-cell>
          <table:table-cell office:value-type="string" calcext:value-type="string">
            <text:p>7141, rue Sherbrooke ouest (Université Concordia) <text:s/></text:p>
          </table:table-cell>
        </table:table-row>
        <table:table-row table:style-name="ro2">
          <table:table-cell office:value-type="string" calcext:value-type="string">
            <text:p>PP-45</text:p>
          </table:table-cell>
          <table:table-cell office:value-type="string" calcext:value-type="string">
            <text:p>CA10 170040</text:p>
            <text:p>3 février 2010</text:p>
          </table:table-cell>
          <table:table-cell office:value-type="string" calcext:value-type="string">
            <text:p>Projet particulier visant à autoriser la construction et l'occupation de bâtiments résidentiels, ainsi que d'espaces commerciaux, sur le lot 2 648 748 (coin nord-est de l'intersection de la rue Jean-Talon Ouest et de l'avenue Victoria) </text:p>
          </table:table-cell>
          <table:table-cell office:value-type="string" calcext:value-type="string">
            <text:p>Terrain situé à l'intersection rue Jean-Talon Ouest et de l'avenue Victoria</text:p>
          </table:table-cell>
        </table:table-row>
        <table:table-row table:style-name="ro2">
          <table:table-cell office:value-type="string" calcext:value-type="string">
            <text:p>PP-46</text:p>
          </table:table-cell>
          <table:table-cell office:value-type="string" calcext:value-type="string">
            <text:p>CA10 170062</text:p>
            <text:p>1er mars 2010</text:p>
          </table:table-cell>
          <table:table-cell office:value-type="string" calcext:value-type="string">
            <text:p>Projet particulier visant à autoriser l’agrandissement d’un bâtiment abritant des équipements de communication situé au 7355, rue Coffee localisé à l'arrière de l’immeuble portant le numéro civique 7420, rue Sherbrooke Ouest</text:p>
          </table:table-cell>
          <table:table-cell office:value-type="string" calcext:value-type="string">
            <text:p>7355, rue Coffee</text:p>
          </table:table-cell>
        </table:table-row>
        <table:table-row table:style-name="ro2">
          <table:table-cell office:value-type="string" calcext:value-type="string">
            <text:p>PP-47</text:p>
          </table:table-cell>
          <table:table-cell office:value-type="string" calcext:value-type="string">
            <text:p>CA10 170142</text:p>
            <text:p>3 mai 2010</text:p>
          </table:table-cell>
          <table:table-cell office:value-type="string" calcext:value-type="string">
            <text:p>Projet particulier visant à autoriser la démolition d'un bâtiment commercial existant et la construction d'un nouveau bâtiment résidentiel, avec un rez-de-chaussée commercial, d’une hauteur de quatre étages</text:p>
          </table:table-cell>
          <table:table-cell office:value-type="string" calcext:value-type="string">
            <text:p>5855, avenue de Monkland</text:p>
          </table:table-cell>
        </table:table-row>
        <table:table-row table:style-name="ro2">
          <table:table-cell office:value-type="string" calcext:value-type="string">
            <text:p>PP-48</text:p>
          </table:table-cell>
          <table:table-cell office:value-type="string" calcext:value-type="string">
            <text:p>CA10 170169</text:p>
            <text:p>7 juin 2010</text:p>
          </table:table-cell>
          <table:table-cell office:value-type="string" calcext:value-type="string">
            <text:p>Projet particulier visant à autoriser la démolition du bâtiment situé au 4975, rue Jean-Talon Ouest et la construction et l'occupation d'un bâtiment résidentiel, avec un rez-de-chaussée commercial, sur le lot 2 648 730, situé entre les avenues Victoria et Mountain Sights</text:p>
          </table:table-cell>
          <table:table-cell office:value-type="string" calcext:value-type="string">
            <text:p>4975, rue Jean-Talon Ouest</text:p>
          </table:table-cell>
        </table:table-row>
        <table:table-row table:style-name="ro2">
          <table:table-cell office:value-type="string" calcext:value-type="string">
            <text:p>PP-49</text:p>
          </table:table-cell>
          <table:table-cell office:value-type="string" calcext:value-type="string">
            <text:p>CA10 170228</text:p>
            <text:p>16 août 2010</text:p>
          </table:table-cell>
          <table:table-cell office:value-type="string" calcext:value-type="string">
            <text:p>Projet particulier visant à autoriser l'occupation du bâtiment situé au 6333, boulevard Décarie par un collège d’enseignement général et professionnel</text:p>
          </table:table-cell>
          <table:table-cell office:value-type="string" calcext:value-type="string">
            <text:p>6333, boulevard Décarie</text:p>
          </table:table-cell>
        </table:table-row>
        <table:table-row table:style-name="ro2">
          <table:table-cell office:value-type="string" calcext:value-type="string">
            <text:p>PP-50</text:p>
          </table:table-cell>
          <table:table-cell office:value-type="string" calcext:value-type="string">
            <text:p>CA10 170232</text:p>
            <text:p>16 août 2010</text:p>
          </table:table-cell>
          <table:table-cell office:value-type="string" calcext:value-type="string">
            <text:p>Projet particulier visant à autoriser l'occupation d’un bâtiment situé au 7325 boulevard Décarie, afin de permettre l'usage véhicules automobiles (vente et location)</text:p>
          </table:table-cell>
          <table:table-cell office:value-type="string" calcext:value-type="string">
            <text:p>7325, boulevard Décarie</text:p>
          </table:table-cell>
        </table:table-row>
        <table:table-row table:style-name="ro2">
          <table:table-cell office:value-type="string" calcext:value-type="string">
            <text:p>PP-51-1</text:p>
          </table:table-cell>
          <table:table-cell office:value-type="string" calcext:value-type="string">
            <text:p>CA11 170043</text:p>
            <text:p>7 février 2011</text:p>
          </table:table-cell>
          <table:table-cell office:value-type="string" calcext:value-type="string">
            <text:p>Projet particulier visant à autoriser la démolition du bâtiment situé aux 5055, 5057 et 5059, rue Paré, situé entre les avenues Victoria et Mountain Sights, et la construction et l'occupation d'un bâtiment résidentiel sur le lot 2 648 726</text:p>
          </table:table-cell>
          <table:table-cell office:value-type="string" calcext:value-type="string">
            <text:p>5055, 5057 et 5059, rue Paré</text:p>
          </table:table-cell>
        </table:table-row>
        <table:table-row table:style-name="ro2">
          <table:table-cell office:value-type="string" calcext:value-type="string">
            <text:p>PP-51-2</text:p>
          </table:table-cell>
          <table:table-cell office:value-type="string" calcext:value-type="string">
            <text:p>CA11 170075</text:p>
            <text:p>7 mars 2011</text:p>
          </table:table-cell>
          <table:table-cell office:value-type="string" calcext:value-type="string">
            <text:p>Projet particulier visant à autoriser la démolition du bâtiment situé aux 5055, 5057 et 5059, rue Paré, situé entre les avenues Victoria et Mountain Sights, et la construction et l'occupation d'un bâtiment résidentiel sur le lot 2 648 726</text:p>
          </table:table-cell>
          <table:table-cell office:value-type="string" calcext:value-type="string">
            <text:p>5055, 5057 et 5059, rue Paré</text:p>
          </table:table-cell>
        </table:table-row>
        <table:table-row table:style-name="ro2">
          <table:table-cell office:value-type="string" calcext:value-type="string">
            <text:p>PP-52</text:p>
          </table:table-cell>
          <table:table-cell office:value-type="string" calcext:value-type="string">
            <text:p>CA11 170071</text:p>
            <text:p>7 mars 2011</text:p>
          </table:table-cell>
          <table:table-cell office:value-type="string" calcext:value-type="string">
            <text:p>Projet particulier visant à autoriser la démolition du bâtiment situé au 4901, rue Jean-Talon Ouest, entre les avenues Victoria et Mountain Sights, et la construction et l'occupation d'un bâtiment résidentiel sur ce lot (2 648 740, cadastre du Québec)</text:p>
          </table:table-cell>
          <table:table-cell office:value-type="string" calcext:value-type="string">
            <text:p>4901, rue Jean-Talon Ouest</text:p>
          </table:table-cell>
        </table:table-row>
        <table:table-row table:style-name="ro2">
          <table:table-cell office:value-type="string" calcext:value-type="string">
            <text:p>PP-53</text:p>
          </table:table-cell>
          <table:table-cell office:value-type="string" calcext:value-type="string">
            <text:p>CA11 170072</text:p>
            <text:p>7 mars 2011</text:p>
          </table:table-cell>
          <table:table-cell office:value-type="string" calcext:value-type="string">
            <text:p>Projet particulier visant à autoriser la démolition du bâtiment situé au 8355, rue Labarre, situé entre les rues Sax et de Sorel, et la construction et l'occupation d'un bâtiment résidentiel sur ce lot (2 648 249, cadastre du Québec)</text:p>
          </table:table-cell>
          <table:table-cell office:value-type="string" calcext:value-type="string">
            <text:p>8355, rue Labarre</text:p>
          </table:table-cell>
        </table:table-row>
        <table:table-row table:style-name="ro2">
          <table:table-cell office:value-type="string" calcext:value-type="string">
            <text:p>PP-54</text:p>
          </table:table-cell>
          <table:table-cell office:value-type="string" calcext:value-type="string">
            <text:p>CA11 170226</text:p>
            <text:p>27 juin 2011</text:p>
          </table:table-cell>
          <table:table-cell office:value-type="string" calcext:value-type="string">
            <text:p>Projet particulier visant à autoriser l’ajout de deux étages au pavillon D du Centre hospitalier de St-Mary</text:p>
          </table:table-cell>
          <table:table-cell office:value-type="string" calcext:value-type="string">
            <text:p>3830, avenue Lacombe</text:p>
          </table:table-cell>
        </table:table-row>
        <table:table-row table:style-name="ro2">
          <table:table-cell office:value-type="string" calcext:value-type="string">
            <text:p>PP-55</text:p>
          </table:table-cell>
          <table:table-cell office:value-type="string" calcext:value-type="string">
            <text:p>CA11 170266</text:p>
            <text:p>15 août 2011</text:p>
          </table:table-cell>
          <table:table-cell office:value-type="string" calcext:value-type="string">
            <text:p>Projet particulier visant à autoriser la transformation de l'église Saint-Raphaël</text:p>
          </table:table-cell>
          <table:table-cell office:value-type="string" calcext:value-type="string">
            <text:p>2001, rue Lajoie</text:p>
          </table:table-cell>
        </table:table-row>
        <table:table-row table:style-name="ro2">
          <table:table-cell office:value-type="string" calcext:value-type="string">
            <text:p>PP-56</text:p>
          </table:table-cell>
          <table:table-cell office:value-type="string" calcext:value-type="string">
            <text:p>CA11 170398</text:p>
            <text:p>7 novembre 2011</text:p>
          </table:table-cell>
          <table:table-cell office:value-type="string" calcext:value-type="string">
            <text:p>Projet particulier visant à autoriser l’aménagement et l’occupation d’une aire de stationnement sur un terrain à l’intersection des avenues Ekers et de Vimy, à l'usage du bâtiment</text:p>
          </table:table-cell>
          <table:table-cell office:value-type="string" calcext:value-type="string">
            <text:p>150, chemin Bates</text:p>
          </table:table-cell>
        </table:table-row>
        <table:table-row table:style-name="ro2">
          <table:table-cell office:value-type="string" calcext:value-type="string">
            <text:p>PP-57</text:p>
          </table:table-cell>
          <table:table-cell office:value-type="string" calcext:value-type="string">
            <text:p>CA11 170334</text:p>
            <text:p>3 octobre 2011</text:p>
          </table:table-cell>
          <table:table-cell office:value-type="string" calcext:value-type="string">
            <text:p>Projet particulier visant à autoriser l’agrandissement du bâtiment principal, l’installation de nouvelles enseignes et l’agrandissement de l’enclos à rebuts de l’immeuble </text:p>
          </table:table-cell>
          <table:table-cell office:value-type="string" calcext:value-type="string">
            <text:p>5500, boulevard Décarie</text:p>
          </table:table-cell>
        </table:table-row>
        <table:table-row table:style-name="ro2">
          <table:table-cell office:value-type="string" calcext:value-type="string">
            <text:p>PP-58</text:p>
          </table:table-cell>
          <table:table-cell office:value-type="string" calcext:value-type="string">
            <text:p>CA11 170463</text:p>
            <text:p>5 décembre 2011 </text:p>
          </table:table-cell>
          <table:table-cell office:value-type="string" calcext:value-type="string">
            <text:p>Projet particulier visant à autoriser la construction d’un nouveau pavillon des soins critiques (K) et une clinique médicale associée, pour l’Hôpital général juif</text:p>
          </table:table-cell>
          <table:table-cell office:value-type="string" calcext:value-type="string">
            <text:p>3755, chemin de la Côte-Sainte-Catherine</text:p>
          </table:table-cell>
        </table:table-row>
        <table:table-row table:style-name="ro2">
          <table:table-cell office:value-type="string" calcext:value-type="string">
            <text:p>PP-59</text:p>
          </table:table-cell>
          <table:table-cell office:value-type="string" calcext:value-type="string">
            <text:p>CA11 170335</text:p>
            <text:p>3 octobre 2011</text:p>
          </table:table-cell>
          <table:table-cell office:value-type="string" calcext:value-type="string">
            <text:p>Projet particulier visant à autoriser l'usage « école primaire et préscolaire » pour <text:s/>le bâtiment (église Saint-Matthew)</text:p>
          </table:table-cell>
          <table:table-cell office:value-type="string" calcext:value-type="string">
            <text:p>4940, avenue Macdonald</text:p>
          </table:table-cell>
        </table:table-row>
        <table:table-row table:style-name="ro2">
          <table:table-cell office:value-type="string" calcext:value-type="string">
            <text:p>PP-60</text:p>
          </table:table-cell>
          <table:table-cell office:value-type="string" calcext:value-type="string">
            <text:p>CA11 170395 </text:p>
            <text:p>7 novembre 2011 </text:p>
          </table:table-cell>
          <table:table-cell office:value-type="string" calcext:value-type="string">
            <text:p>Projet particulier visant à modifier le projet particulier PP-41, afin de permettre la construction et l'occupation des phases 3 et 4 d'un projet d'habitations résidentielles</text:p>
          </table:table-cell>
          <table:table-cell office:value-type="string" calcext:value-type="string">
            <text:p>rue Jean-Talon Ouest et de l’avenue Mountain Sights.</text:p>
            <text:p/>
          </table:table-cell>
        </table:table-row>
        <table:table-row table:style-name="ro2">
          <table:table-cell office:value-type="string" calcext:value-type="string">
            <text:p>PP-61</text:p>
          </table:table-cell>
          <table:table-cell office:value-type="string" calcext:value-type="string">
            <text:p>CA11 170464</text:p>
            <text:p>5 décembre 2011</text:p>
          </table:table-cell>
          <table:table-cell office:value-type="string" calcext:value-type="string">
            <text:p>Projet particulier visant à autoriser la démolition de bâtiments mixtes existants et la construction d'un nouveau bâtiment résidentiel, avec un rez-de-chaussée commercial, d'une hauteur de six étages</text:p>
          </table:table-cell>
          <table:table-cell office:value-type="string" calcext:value-type="string">
            <text:p>5192 à 5208, rue Gatineau</text:p>
          </table:table-cell>
        </table:table-row>
        <table:table-row table:style-name="ro2">
          <table:table-cell office:value-type="string" calcext:value-type="string">
            <text:p>PP-62-1</text:p>
          </table:table-cell>
          <table:table-cell office:value-type="string" calcext:value-type="string">
            <text:p>CA11 170465</text:p>
            <text:p>5 décembre 2011</text:p>
          </table:table-cell>
          <table:table-cell office:value-type="string" calcext:value-type="string">
            <text:p>Projet particulier visant à autoriser la démolition du bâtiment situé au 4970, place de la Savane, et la construction et l'occupation d'un bâtiment résidentiel sur ce lot</text:p>
          </table:table-cell>
          <table:table-cell office:value-type="string" calcext:value-type="string">
            <text:p>4970, place de la Savane</text:p>
          </table:table-cell>
        </table:table-row>
        <table:table-row table:style-name="ro2">
          <table:table-cell office:value-type="string" calcext:value-type="string">
            <text:p>PP-62-2</text:p>
          </table:table-cell>
          <table:table-cell office:value-type="string" calcext:value-type="string">
            <text:p>CA11 170465</text:p>
            <text:p>5 décembre 2011</text:p>
          </table:table-cell>
          <table:table-cell office:value-type="string" calcext:value-type="string">
            <text:p>Projet particulier visant à autoriser la démolition du bâtiment situé au 4970, place de la Savane, et la construction et l'occupation d'un bâtiment résidentiel sur ce lot</text:p>
          </table:table-cell>
          <table:table-cell office:value-type="string" calcext:value-type="string">
            <text:p>4970, place de la Savane</text:p>
          </table:table-cell>
        </table:table-row>
        <table:table-row table:style-name="ro2">
          <table:table-cell office:value-type="string" calcext:value-type="string">
            <text:p>PP-63</text:p>
          </table:table-cell>
          <table:table-cell office:value-type="string" calcext:value-type="string">
            <text:p>CA12 170287</text:p>
            <text:p>13 août 2012</text:p>
          </table:table-cell>
          <table:table-cell office:value-type="string" calcext:value-type="string">
            <text:p>Projet particulier visant à autoriser la construction d’un bâtiment résidentiel sur le lot 2 651 604</text:p>
          </table:table-cell>
          <table:table-cell office:value-type="string" calcext:value-type="string">
            <text:p>Intersection des avenues de Courtrai et Victoria</text:p>
          </table:table-cell>
        </table:table-row>
        <table:table-row table:style-name="ro2">
          <table:table-cell office:value-type="string" calcext:value-type="string">
            <text:p>PP-64</text:p>
          </table:table-cell>
          <table:table-cell office:value-type="string" calcext:value-type="string">
            <text:p>CA12 170287</text:p>
            <text:p>13 août 2012 </text:p>
          </table:table-cell>
          <table:table-cell office:value-type="string" calcext:value-type="string">
            <text:p>Projet particulier visant à autoriser la transformation d’un centre d’hébergement en immeuble de quatre appartements</text:p>
          </table:table-cell>
          <table:table-cell office:value-type="string" calcext:value-type="string">
            <text:p>5483-5489, avenue Earnscliffe.</text:p>
          </table:table-cell>
        </table:table-row>
        <table:table-row table:style-name="ro2">
          <table:table-cell office:value-type="string" calcext:value-type="string">
            <text:p>PP-65</text:p>
          </table:table-cell>
          <table:table-cell office:value-type="string" calcext:value-type="string">
            <text:p>CA13 170090</text:p>
            <text:p>4 mars 2013 </text:p>
          </table:table-cell>
          <table:table-cell office:value-type="string" calcext:value-type="string">
            <text:p>Projet particulier visant à autoriser à autoriser la démolition d’un bâtiment ainsi que la construction, la transformation et l'occupation d'un bâtiment commercial (lots 2 650 620, 2 650 721, 2 944 886, 5 030 518 et 5 030 519, cadastre du Québec)</text:p>
          </table:table-cell>
          <table:table-cell office:value-type="string" calcext:value-type="string">
            <text:p>5300, chemin de la Côte-des-Neiges</text:p>
          </table:table-cell>
        </table:table-row>
        <table:table-row table:style-name="ro2">
          <table:table-cell office:value-type="string" calcext:value-type="string">
            <text:p>PP-66</text:p>
          </table:table-cell>
          <table:table-cell office:value-type="string" calcext:value-type="string">
            <text:p>CA12 170355 </text:p>
            <text:p>10 octobre 2012 </text:p>
          </table:table-cell>
          <table:table-cell office:value-type="string" calcext:value-type="string">
            <text:p>Projet particulier visant à autoriser l’usage «maison de retraite»</text:p>
          </table:table-cell>
          <table:table-cell office:value-type="string" calcext:value-type="string">
            <text:p>4325, avenue Isabella </text:p>
          </table:table-cell>
        </table:table-row>
        <table:table-row table:style-name="ro2">
          <table:table-cell office:value-type="string" calcext:value-type="string">
            <text:p>PP-67</text:p>
          </table:table-cell>
          <table:table-cell office:value-type="string" calcext:value-type="string">
            <text:p>CA13 170131 </text:p>
            <text:p>3 avril 2013 </text:p>
          </table:table-cell>
          <table:table-cell office:value-type="string" calcext:value-type="string">
            <text:p>Projet particulier visant à autoriser l’occupation du niveau adjacent à la rue à des fins commerciales</text:p>
          </table:table-cell>
          <table:table-cell office:value-type="string" calcext:value-type="string">
            <text:p>3300, avenue Troie</text:p>
          </table:table-cell>
        </table:table-row>
        <table:table-row table:style-name="ro2">
          <table:table-cell office:value-type="string" calcext:value-type="string">
            <text:p>PP-68</text:p>
          </table:table-cell>
          <table:table-cell office:value-type="string" calcext:value-type="string">
            <text:p>CA13 170170</text:p>
            <text:p>6 mai 2013 </text:p>
          </table:table-cell>
          <table:table-cell office:value-type="string" calcext:value-type="string">
            <text:p>Projet particulier visant l’agrandissement d’un bâtiment sur dix étages</text:p>
          </table:table-cell>
          <table:table-cell office:value-type="string" calcext:value-type="string">
            <text:p>3300, boulevard Cavendish </text:p>
          </table:table-cell>
        </table:table-row>
        <table:table-row table:style-name="ro2">
          <table:table-cell office:value-type="string" calcext:value-type="string">
            <text:p>PP-69</text:p>
          </table:table-cell>
          <table:table-cell office:value-type="string" calcext:value-type="string">
            <text:p>CA13 170017 </text:p>
            <text:p>14 janvier 2013</text:p>
          </table:table-cell>
          <table:table-cell office:value-type="string" calcext:value-type="string">
            <text:p>Projet particulier visant à autoriser l’agrandissement d’un bâtiment</text:p>
          </table:table-cell>
          <table:table-cell office:value-type="string" calcext:value-type="string">
            <text:p>6333, boulevard Décarie </text:p>
          </table:table-cell>
        </table:table-row>
        <table:table-row table:style-name="ro2">
          <table:table-cell office:value-type="string" calcext:value-type="string">
            <text:p>PP-70</text:p>
          </table:table-cell>
          <table:table-cell office:value-type="string" calcext:value-type="string">
            <text:p>CA13 170018 </text:p>
            <text:p>14 janvier 2013 <text:s/></text:p>
          </table:table-cell>
          <table:table-cell office:value-type="string" calcext:value-type="string">
            <text:p>Projet particulier visant à autoriser l’usage « maison de retraite »</text:p>
          </table:table-cell>
          <table:table-cell office:value-type="string" calcext:value-type="string">
            <text:p>5045-5047 et 5065-5067, avenue Van Horne </text:p>
          </table:table-cell>
        </table:table-row>
        <table:table-row table:style-name="ro2">
          <table:table-cell office:value-type="string" calcext:value-type="string">
            <text:p>PP-71</text:p>
          </table:table-cell>
          <table:table-cell office:value-type="string" calcext:value-type="string">
            <text:p>CA13 170417 </text:p>
            <text:p>9 décembre 2013 </text:p>
          </table:table-cell>
          <table:table-cell office:value-type="string" calcext:value-type="string">
            <text:p>Projet particulier visant la conversion d’un bâtiment en bâtiment résidentiel de 7 étages </text:p>
          </table:table-cell>
          <table:table-cell office:value-type="string" calcext:value-type="string">
            <text:p>4980, rue Buchan </text:p>
          </table:table-cell>
        </table:table-row>
        <table:table-row table:style-name="ro2">
          <table:table-cell office:value-type="string" calcext:value-type="string">
            <text:p>PP-72</text:p>
          </table:table-cell>
          <table:table-cell office:value-type="string" calcext:value-type="string">
            <text:p>CA14 170178</text:p>
            <text:p>5 mai 2014</text:p>
          </table:table-cell>
          <table:table-cell office:value-type="string" calcext:value-type="string">
            <text:p>Projet particulier visant à autoriser la démolition et la construction d’un complexe résidentiel </text:p>
          </table:table-cell>
          <table:table-cell office:value-type="string" calcext:value-type="string">
            <text:p>5505 <text:s/>au 5527, chemin de la Côte-Saint-Luc et 4615-4617, avenue Clanranald</text:p>
          </table:table-cell>
        </table:table-row>
        <table:table-row table:style-name="ro2">
          <table:table-cell office:value-type="string" calcext:value-type="string">
            <text:p>PP-73 </text:p>
          </table:table-cell>
          <table:table-cell office:value-type="string" calcext:value-type="string">
            <text:p>CA14 170331 </text:p>
            <text:p>2 septembre 2014 </text:p>
          </table:table-cell>
          <table:table-cell office:value-type="string" calcext:value-type="string">
            <text:p>Projet particulier visant à autoriser une modification des projets particuliers PP-41 et PP-60 </text:p>
          </table:table-cell>
          <table:table-cell office:value-type="string" calcext:value-type="string">
            <text:p>rue Jean-Talon Ouest et de l’avenue Mountain Sights.</text:p>
            <text:p/>
          </table:table-cell>
        </table:table-row>
        <table:table-row table:style-name="ro2">
          <table:table-cell office:value-type="string" calcext:value-type="string">
            <text:p>PP-74</text:p>
          </table:table-cell>
          <table:table-cell office:value-type="string" calcext:value-type="string">
            <text:p>CA14 170092 </text:p>
            <text:p>3 mars 2014 </text:p>
          </table:table-cell>
          <table:table-cell office:value-type="string" calcext:value-type="string">
            <text:p>Projet particulier visant la démolition et la construction d’un bâtiment</text:p>
          </table:table-cell>
          <table:table-cell office:value-type="string" calcext:value-type="string">
            <text:p>5212 à 5216, avenue Gatineau </text:p>
          </table:table-cell>
        </table:table-row>
        <table:table-row table:style-name="ro2">
          <table:table-cell office:value-type="string" calcext:value-type="string">
            <text:p>PP-75</text:p>
          </table:table-cell>
          <table:table-cell office:value-type="string" calcext:value-type="string">
            <text:p>CA14 170220</text:p>
            <text:p>2 juin 2014 </text:p>
          </table:table-cell>
          <table:table-cell office:value-type="string" calcext:value-type="string">
            <text:p>Projet particulier visant à autoriser l’occupation de la propriété à des fins résidentielles, catégorie H.6-7</text:p>
          </table:table-cell>
          <table:table-cell office:value-type="string" calcext:value-type="string">
            <text:p>7455, boulevard Sainte-Anne-de-Bellevue </text:p>
          </table:table-cell>
        </table:table-row>
        <table:table-row table:style-name="ro1">
          <table:table-cell office:value-type="string" calcext:value-type="string">
            <text:p>PP-76</text:p>
          </table:table-cell>
          <table:table-cell office:value-type="string" calcext:value-type="string">
            <text:p>CA14 170179</text:p>
            <text:p>5 mai 2014 </text:p>
            <text:p>1131378007 </text:p>
          </table:table-cell>
          <table:table-cell office:value-type="string" calcext:value-type="string">
            <text:p>Projet particulier visant à autoriser l’occupation à des fins commerciales de catégorie C.2C</text:p>
          </table:table-cell>
          <table:table-cell office:value-type="string" calcext:value-type="string">
            <text:p>4824, chemin de la Côte-des-Neiges </text:p>
          </table:table-cell>
        </table:table-row>
        <table:table-row table:style-name="ro1">
          <table:table-cell office:value-type="string" calcext:value-type="string">
            <text:p>PP-77</text:p>
          </table:table-cell>
          <table:table-cell office:value-type="string" calcext:value-type="string">
            <text:p>CA14 170221</text:p>
            <text:p>2 juin 2014 </text:p>
            <text:p>1143779002</text:p>
          </table:table-cell>
          <table:table-cell office:value-type="string" calcext:value-type="string">
            <text:p>Projet particulier visant à autoriser les travaux de réfection du bâtiment </text:p>
          </table:table-cell>
          <table:table-cell office:value-type="string" calcext:value-type="string">
            <text:p>6550, avenue Victoria</text:p>
          </table:table-cell>
        </table:table-row>
        <table:table-row table:style-name="ro1">
          <table:table-cell office:value-type="string" calcext:value-type="string">
            <text:p>PP-78</text:p>
          </table:table-cell>
          <table:table-cell office:value-type="string" calcext:value-type="string">
            <text:p>CA14 170408</text:p>
            <text:p>3 novembre 2014 </text:p>
            <text:p>1143779006</text:p>
          </table:table-cell>
          <table:table-cell office:value-type="string" calcext:value-type="string">
            <text:p>Projet particulier visant à autoriser l’usage « maison de retraite »</text:p>
          </table:table-cell>
          <table:table-cell office:value-type="string" calcext:value-type="string">
            <text:p>5895, avenue de Westbury </text:p>
          </table:table-cell>
        </table:table-row>
        <table:table-row table:style-name="ro1">
          <table:table-cell office:value-type="string" calcext:value-type="string">
            <text:p>PP-79</text:p>
          </table:table-cell>
          <table:table-cell office:value-type="string" calcext:value-type="string">
            <text:p>CA14 170409</text:p>
            <text:p>3 novembre 2014 </text:p>
            <text:p>1140415005</text:p>
          </table:table-cell>
          <table:table-cell office:value-type="string" calcext:value-type="string">
            <text:p>Projet particulier visant à autoriser les usages « école primaire et préscolaire » et « activité communautaire ou socioculturelle </text:p>
          </table:table-cell>
          <table:table-cell office:value-type="string" calcext:value-type="string">
            <text:p>4205, avenue de Courtrai </text:p>
          </table:table-cell>
        </table:table-row>
        <table:table-row table:style-name="ro1">
          <table:table-cell office:value-type="string" calcext:value-type="string">
            <text:p>PP-80</text:p>
          </table:table-cell>
          <table:table-cell office:value-type="string" calcext:value-type="string">
            <text:p>CA14 170410</text:p>
            <text:p>3 novembre 2014 </text:p>
            <text:p>1140415004</text:p>
          </table:table-cell>
          <table:table-cell office:value-type="string" calcext:value-type="string">
            <text:p>Projet particulier visant à autoriser les usages « bureau et clinique » aux étages dans un nouveau bâtiment commercial de trois étages </text:p>
          </table:table-cell>
          <table:table-cell office:value-type="string" calcext:value-type="string">
            <text:p>7070, chemin de la Côte-Saint-Luc </text:p>
          </table:table-cell>
        </table:table-row>
        <table:table-row table:style-name="ro1">
          <table:table-cell office:value-type="string" calcext:value-type="string">
            <text:p>PP-81</text:p>
          </table:table-cell>
          <table:table-cell office:value-type="string" calcext:value-type="string">
            <text:p>CA15 170108</text:p>
            <text:p>13 avril 2015</text:p>
            <text:p>1150415001</text:p>
          </table:table-cell>
          <table:table-cell office:value-type="string" calcext:value-type="string">
            <text:p>Projet particulier PP-81 visant à modifier le projet particulier PP-61 concernant la construction et l'occupation d'un bâtiment résidentiel avec des commerces, situé aux 5192 à 5208, avenue Gatineau, ainsi que d'abroger le projet particulier PP-74 concernant le bâtiment situé aux 5212-5216, avenue Gatineau</text:p>
          </table:table-cell>
          <table:table-cell office:value-type="string" calcext:value-type="string">
            <text:p>5192 à 5208, avenue Gatineau,</text:p>
            <text:p>5212-5216, avenue Gatineau</text:p>
          </table:table-cell>
        </table:table-row>
        <table:table-row table:style-name="ro1">
          <table:table-cell office:value-type="string" calcext:value-type="string">
            <text:p>PP-82</text:p>
          </table:table-cell>
          <table:table-cell office:value-type="string" calcext:value-type="string">
            <text:p>CA15 170176</text:p>
            <text:p>1er juin 2015 </text:p>
            <text:p>1150415002</text:p>
          </table:table-cell>
          <table:table-cell office:value-type="string" calcext:value-type="string">
            <text:p>Projet particulier visant à autoriser la démolition du bâtiment existant ou d'une partie de celui-ci, la réalisation d'un nouvel agrandissement ou la construction d'un nouveau bâtiment et l'occupation par de nouveaux usages dont notamment une maison de retraite, une clinique médicale, des commerces au rez-de-chaussée et un espace dédié à des activités socioculturelles</text:p>
          </table:table-cell>
          <table:table-cell office:value-type="string" calcext:value-type="string">
            <text:p>3530, rue Jean-Talon Ouest</text:p>
          </table:table-cell>
        </table:table-row>
        <table:table-row table:style-name="ro1">
          <table:table-cell office:value-type="string" calcext:value-type="string">
            <text:p>PP-83</text:p>
          </table:table-cell>
          <table:table-cell office:value-type="string" calcext:value-type="string">
            <text:p>CA15 170213</text:p>
            <text:p>22 juin 2015</text:p>
            <text:p>1151378001</text:p>
          </table:table-cell>
          <table:table-cell office:value-type="string" calcext:value-type="string">
            <text:p>Projet particulier <text:s/>visant à autoriser sur le site de l'ancien hippodrome de Montréal la démolition de tous les bâtiments et l'occupation par une dépendance et un équipement mécanique sans qu'il n'y ait d'usage ou de bâtiment principal sur le site. </text:p>
          </table:table-cell>
          <table:table-cell office:value-type="string" calcext:value-type="string">
            <text:p>7440, boulevard Décarie</text:p>
          </table:table-cell>
        </table:table-row>
        <table:table-row table:style-name="ro1">
          <table:table-cell office:value-type="string" calcext:value-type="string">
            <text:p>PP-84</text:p>
          </table:table-cell>
          <table:table-cell office:value-type="string" calcext:value-type="string">
            <text:p>CA15 170214</text:p>
            <text:p>22 juin 2015</text:p>
            <text:p>1154814002</text:p>
          </table:table-cell>
          <table:table-cell office:value-type="string" calcext:value-type="string">
            <text:p>Projet particulier <text:s/>visant à permettre des usages commerciaux aux niveaux inférieurs des tours d'habitation composant le complexe Rockhill <text:s/></text:p>
          </table:table-cell>
          <table:table-cell office:value-type="string" calcext:value-type="string">
            <text:p>4850–4874, chemin de la Côte-des-Neiges</text:p>
          </table:table-cell>
        </table:table-row>
        <table:table-row table:style-name="ro5">
          <table:table-cell office:value-type="string" calcext:value-type="string">
            <text:p>PP-85</text:p>
          </table:table-cell>
          <table:table-cell office:value-type="string" calcext:value-type="string">
            <text:p>CA15 170215</text:p>
            <text:p>22 juin 2015 </text:p>
            <text:p>1156826005</text:p>
          </table:table-cell>
          <table:table-cell office:value-type="string" calcext:value-type="string">
            <text:p>Projet particulier <text:s/>visant à soustraire cinq propriétés de l'application d'une disposition du Règlement relatif à la cession pour fins d'établissement, de maintien et d'amélioration de parcs, de terrains de jeux et de préservation d'espaces naturels sur le territoire de l'arrondissement de Côte-des-Neiges—Notre-Dame-de-Grâce (14-049).</text:p>
          </table:table-cell>
          <table:table-cell office:value-type="string" calcext:value-type="string">
            <text:p>- 2268-2270, avenue <text:s text:c="4"/>d’Oxford</text:p>
            <text:p>- 5405-5407, place Grovehill</text:p>
            <text:p>- 3602-3604, avenue Prudhomme</text:p>
            <text:p>- 4175-4177, rue Jean-Brillant</text:p>
            <text:p>- 4684-4686, avenue Hingston</text:p>
          </table:table-cell>
        </table:table-row>
        <table:table-row table:style-name="ro1">
          <table:table-cell office:value-type="string" calcext:value-type="string">
            <text:p>PP-86</text:p>
          </table:table-cell>
          <table:table-cell office:value-type="string" calcext:value-type="string">
            <text:p>CA15 170331</text:p>
            <text:p>PROJET RETIRÉ</text:p>
            <text:p>1154570015 </text:p>
          </table:table-cell>
          <table:table-cell office:value-type="string" calcext:value-type="string">
            <text:p>Projet particulier visant à autoriser la construction d'un nouveau bâtiment et l'occupation par de nouveaux usages dont notamment une épicerie d'environ 4000 m2, un complexe résidentiel pour des personnes retraitées, des chambres pour les familles d'enfants malades de même que les bureaux de la Fondation de l'Hôpital de Montréal pour enfants, sur le lot no 4 140 398 au coin du boulevard De Maisonneuve Ouest et de la rue Sainte-Catherine Ouest</text:p>
          </table:table-cell>
          <table:table-cell office:value-type="string" calcext:value-type="string">
            <text:p>lot no 4 140 398 au coin du boulevard De Maisonneuve Ouest et de la rue Sainte-Catherine Ouest</text:p>
          </table:table-cell>
        </table:table-row>
        <table:table-row table:style-name="ro4">
          <table:table-cell office:value-type="string" calcext:value-type="string">
            <text:p>PP-87</text:p>
          </table:table-cell>
          <table:table-cell office:value-type="string" calcext:value-type="string">
            <text:p>CA16 170046</text:p>
            <text:p>1151378003</text:p>
            <text:p>15 février 2016 </text:p>
            <text:p>PROJET RETIRÉ</text:p>
          </table:table-cell>
          <table:table-cell office:value-type="string" calcext:value-type="string">
            <text:p>Projet particulier visant à autoriser la démolition de l'ancienne église Saint-Columba située au 4020, avenue Hingston, le morcellement de la propriété en deux lots distincts, la construction d'un ensemble résidentiel comportant 7 unités d'habitation sur l'un d'eux et à encadrer l’occupation dans le centre communautaire situé sur l'autre lot correspondant au 4036, avenue Hingston</text:p>
          </table:table-cell>
          <table:table-cell office:value-type="string" calcext:value-type="string">
            <text:p>4036, avenue Hingston</text:p>
          </table:table-cell>
        </table:table-row>
        <table:table-row table:style-name="ro1">
          <table:table-cell office:value-type="string" calcext:value-type="string">
            <text:p>PP-88</text:p>
          </table:table-cell>
          <table:table-cell office:value-type="string" calcext:value-type="string">
            <text:p>CA15 170367</text:p>
            <text:p>7 décembre 2015 </text:p>
            <text:p>1153779006 </text:p>
          </table:table-cell>
          <table:table-cell office:value-type="string" calcext:value-type="string">
            <text:p>Projet particulier visant à autoriser l'usage centre administratif, centre technique où se déroulent des opérations issues de l'avancement de la recherche et de la haute technologie, établissement d'enseignement et centre de formation, liés au domaine de la prévention incendie pour la propriété du 6150, Royalmount</text:p>
          </table:table-cell>
          <table:table-cell office:value-type="string" calcext:value-type="string">
            <text:p>6150, avenue Royalmount</text:p>
          </table:table-cell>
        </table:table-row>
        <table:table-row table:style-name="ro1">
          <table:table-cell office:value-type="string" calcext:value-type="string">
            <text:p>PP-89</text:p>
          </table:table-cell>
          <table:table-cell office:value-type="string" calcext:value-type="string">
            <text:p>CA16 170143 </text:p>
            <text:p>2 mai 2016 </text:p>
            <text:p>1153779004 </text:p>
          </table:table-cell>
          <table:table-cell office:value-type="string" calcext:value-type="string">
            <text:p>Projet particulier visant à autoriser l’usage « école secondaire » et permettre la construction d'un nouveau bâtiment situé au 5500, avenue Westbury</text:p>
          </table:table-cell>
          <table:table-cell office:value-type="string" calcext:value-type="string">
            <text:p>5500, avenue Westbury</text:p>
          </table:table-cell>
        </table:table-row>
        <table:table-row table:style-name="ro1">
          <table:table-cell office:value-type="string" calcext:value-type="string">
            <text:p>PP-90</text:p>
          </table:table-cell>
          <table:table-cell office:value-type="string" calcext:value-type="string">
            <text:p>CA16 170144 </text:p>
            <text:p>2 mai 2016 </text:p>
            <text:p>1163779001 </text:p>
          </table:table-cell>
          <table:table-cell office:value-type="string" calcext:value-type="string">
            <text:p>Projet particulier modifiant la résolution approuvant le projet particulier PP-58 visant à autoriser la construction d’un nouveau pavillon des soins critiques (K) et une clinique médicale associé pour l’Hôpital général juif</text:p>
          </table:table-cell>
          <table:table-cell office:value-type="string" calcext:value-type="string">
            <text:p>3755, chemin de la Côte-Sainte-Catherine</text:p>
          </table:table-cell>
        </table:table-row>
        <table:table-row table:style-name="ro1">
          <table:table-cell office:value-type="string" calcext:value-type="string">
            <text:p>PP-91</text:p>
          </table:table-cell>
          <table:table-cell office:value-type="string" calcext:value-type="string">
            <text:p>CA16 170206</text:p>
            <text:p>27 juin 2016</text:p>
            <text:p>1166826006 </text:p>
          </table:table-cell>
          <table:table-cell office:value-type="string" calcext:value-type="string">
            <text:p>Projet particulier visant à autoriser les usages des catégories E.1(1) et E.1(3), qui comprennent notamment les usages parc et esplanade, sur le site du concessionnaire Volvo situé au 4815, rue Buchan et sur les espaces adjacents relevant du domaine public</text:p>
          </table:table-cell>
          <table:table-cell office:value-type="string" calcext:value-type="string">
            <text:p>4815, rue Buchan</text:p>
          </table:table-cell>
        </table:table-row>
        <table:table-row table:style-name="ro1">
          <table:table-cell office:value-type="string" calcext:value-type="string">
            <text:p>PP-92</text:p>
          </table:table-cell>
          <table:table-cell office:value-type="string" calcext:value-type="string">
            <text:p>CA16 170289</text:p>
            <text:p>5 octobre 2016 </text:p>
            <text:p>1161378002</text:p>
          </table:table-cell>
          <table:table-cell office:value-type="string" calcext:value-type="string">
            <text:p>Projet particulier visant à permettre une plus grande proportion d'enseignes localisées à plus de 16 m de haut, pour le site du Centre universitaire de santé McGill </text:p>
          </table:table-cell>
          <table:table-cell office:value-type="string" calcext:value-type="string">
            <text:p>1001, boulevard Décarie</text:p>
          </table:table-cell>
        </table:table-row>
        <table:table-row table:style-name="ro1">
          <table:table-cell office:value-type="string" calcext:value-type="string">
            <text:p>PP-94</text:p>
          </table:table-cell>
          <table:table-cell office:value-type="string" calcext:value-type="string">
            <text:p>CA16 170315</text:p>
            <text:p>7 novembre 2016 </text:p>
            <text:p>1161378003</text:p>
          </table:table-cell>
          <table:table-cell office:value-type="string" calcext:value-type="string">
            <text:p>Projet particulier visant la démolition des bâtiments industriels portant les adresses 3725 et 3745, avenue de Courtrai, d'y autoriser l'agrandissement du lieu de culte situé au 3781, avenue de Courtrai, en y permettant certains usages de la catégorie d'usages E.5(1), un retrait de l'alignement de construction et une clôture de métal ornemental pouvant atteindre 2 m en cour avant.</text:p>
          </table:table-cell>
          <table:table-cell office:value-type="string" calcext:value-type="string">
            <text:p>3725 et 3745, avenue de Courtrai</text:p>
          </table:table-cell>
        </table:table-row>
        <table:table-row table:style-name="ro1">
          <table:table-cell office:value-type="string" calcext:value-type="string">
            <text:p>PP-95</text:p>
          </table:table-cell>
          <table:table-cell office:value-type="string" calcext:value-type="string">
            <text:p>CA17 170049</text:p>
            <text:p>13 février 2017 </text:p>
            <text:p>1160415004</text:p>
          </table:table-cell>
          <table:table-cell office:value-type="string" calcext:value-type="string">
            <text:p>Projet particulier visant à autoriser la démolition de bâtiments, des opérations cadastrales ainsi que la construction, la transformation et l'occupation visant un projet de développement mixte au 6911 et 6875-6877, boulevard Décarie.</text:p>
          </table:table-cell>
          <table:table-cell office:value-type="string" calcext:value-type="string">
            <text:p>6911 et 6875-6877, boulevard Décarie (Projet Armstrong)</text:p>
          </table:table-cell>
        </table:table-row>
        <table:table-row table:style-name="ro1">
          <table:table-cell office:value-type="string" calcext:value-type="string">
            <text:p>PP-96 </text:p>
          </table:table-cell>
          <table:table-cell office:value-type="string" calcext:value-type="string">
            <text:p>CA17 170098</text:p>
            <text:p>3 avril 2017</text:p>
            <text:p>1163558035</text:p>
          </table:table-cell>
          <table:table-cell office:value-type="string" calcext:value-type="string">
            <text:p>Projet particulier visant à permettre l'usage « épicerie (café) » d'une superficie maximale de 150 m², une terrasse commerciale et une superficie d'affichage maximale pour l'habitation multifamiliale</text:p>
          </table:table-cell>
          <table:table-cell office:value-type="string" calcext:value-type="string">
            <text:p>3300, avenue de Troie </text:p>
          </table:table-cell>
        </table:table-row>
        <table:table-row table:style-name="ro1">
          <table:table-cell office:value-type="string" calcext:value-type="string">
            <text:p>PP-97</text:p>
          </table:table-cell>
          <table:table-cell office:value-type="string" calcext:value-type="string">
            <text:p>CA17 170174</text:p>
            <text:p>5 juin 2017 </text:p>
            <text:p>1173558007</text:p>
          </table:table-cell>
          <table:table-cell office:value-type="string" calcext:value-type="string">
            <text:p>Projet particulier visant à permettre l'usage « activité communautaire ou socioculturelle » pour le bâtiment situé au 3600, avenue de Kent.</text:p>
          </table:table-cell>
          <table:table-cell office:value-type="string" calcext:value-type="string">
            <text:p>3600, avenue de Kent</text:p>
          </table:table-cell>
        </table:table-row>
        <table:table-row table:style-name="ro1">
          <table:table-cell office:value-type="string" calcext:value-type="string">
            <text:p>PP-98</text:p>
          </table:table-cell>
          <table:table-cell office:value-type="string" calcext:value-type="string">
            <text:p>CA17 170175</text:p>
            <text:p>5 juin 2017 </text:p>
            <text:p>1173558008</text:p>
          </table:table-cell>
          <table:table-cell office:value-type="string" calcext:value-type="string">
            <text:p>Projet particulier visant à permettre l'occupation du bâtiment situé au 3774, chemin Queen-Mary, à des fins de bureau, d'école d'enseignement spécialisé et d'activité communautaire ou socioculturelle.</text:p>
          </table:table-cell>
          <table:table-cell office:value-type="string" calcext:value-type="string">
            <text:p>3774, chemin Queen-Mary</text:p>
          </table:table-cell>
        </table:table-row>
        <table:table-row table:style-name="ro1">
          <table:table-cell office:value-type="string" calcext:value-type="string">
            <text:p>PP-99</text:p>
          </table:table-cell>
          <table:table-cell office:value-type="string" calcext:value-type="string">
            <text:p>CA17 170220</text:p>
            <text:p>27 juin 2017 </text:p>
            <text:p>1173558016</text:p>
          </table:table-cell>
          <table:table-cell office:value-type="string" calcext:value-type="string">
            <text:p>Projet particulier visant à autoriser l'usage « épicerie santé » dans le bâtiment du 5400, rue Jean-Talon Ouest (Walmart).</text:p>
          </table:table-cell>
          <table:table-cell office:value-type="string" calcext:value-type="string">
            <text:p>5400, rue Jean-Talon Ouest (Walmart)</text:p>
          </table:table-cell>
        </table:table-row>
        <table:table-row table:style-name="ro1">
          <table:table-cell office:value-type="string" calcext:value-type="string">
            <text:p>PP-100</text:p>
          </table:table-cell>
          <table:table-cell office:value-type="string" calcext:value-type="string">
            <text:p>CA17 170219</text:p>
            <text:p>27 juin 2017 </text:p>
            <text:p>1173558020</text:p>
          </table:table-cell>
          <table:table-cell office:value-type="string" calcext:value-type="string">
            <text:p>Projet particulier visant à autoriser la catégorie d'usages E.4(1) dans le bâtiment du 2205, avenue Walkley (Académie Kells), et à mettre en place des paramètres visant son agrandissement, en vue de le relier avec le bâtiment du 2290, boulevard Cavendish.</text:p>
          </table:table-cell>
          <table:table-cell office:value-type="string" calcext:value-type="string">
            <text:p>2290, boulevard Cavendish (Académie Kells)</text:p>
          </table:table-cell>
        </table:table-row>
        <table:table-row table:style-name="ro1">
          <table:table-cell office:value-type="string" calcext:value-type="string">
            <text:p>PP-101</text:p>
          </table:table-cell>
          <table:table-cell office:value-type="string" calcext:value-type="string">
            <text:p>CA17 170279</text:p>
            <text:p>11 septembre 2017</text:p>
            <text:p>1173558030</text:p>
          </table:table-cell>
          <table:table-cell office:value-type="string" calcext:value-type="string">
            <text:p>Projet particulier PP-101 visant à autoriser l'agrandissement du complexe des sciences Richard-J. Renaud situé sur le campus Loyola de l’Université Concordia au 7141, rue Sherbrooke Ouest</text:p>
          </table:table-cell>
          <table:table-cell office:value-type="string" calcext:value-type="string">
            <text:p>7141, rue Sherbrooke ouest (Université Concordia) <text:s/></text:p>
          </table:table-cell>
        </table:table-row>
        <table:table-row table:style-name="ro1">
          <table:table-cell office:value-type="string" calcext:value-type="string">
            <text:p>PP-102</text:p>
          </table:table-cell>
          <table:table-cell office:value-type="string" calcext:value-type="string">
            <text:p>CA17 170301</text:p>
            <text:p>22 novembre 2017</text:p>
            <text:p>1163558039</text:p>
          </table:table-cell>
          <table:table-cell office:value-type="string" calcext:value-type="string">
            <text:p>Projet particulier PP-102 visant à autoriser l'ajout d'un 4e étage afin de permettre l'agrandissement du bâtiment situé au 4635, chemin Queen-Mary.</text:p>
          </table:table-cell>
          <table:table-cell office:value-type="string" calcext:value-type="string">
            <text:p>4635, chemin Queen-Mary.</text:p>
          </table:table-cell>
        </table:table-row>
        <table:table-row table:style-name="ro1">
          <table:table-cell office:value-type="string" calcext:value-type="string">
            <text:p>PP-103</text:p>
          </table:table-cell>
          <table:table-cell table:style-name="ce6" office:value-type="string" calcext:value-type="string">
            <text:p><text:span text:style-name="T2">CA18 170020</text:span></text:p>
            <text:p><text:span text:style-name="T2">12 mars 2018 </text:span></text:p>
            <text:p><text:span text:style-name="T2">1173558049</text:span></text:p>
          </table:table-cell>
          <table:table-cell table:style-name="ce11" office:value-type="string" calcext:value-type="string">
            <text:p>Projet particulier PP-103 visant à permettre l’usage « carburant » pour la propriété issue de l’unification des propriétés situées aux 5405 et 5431, chemin de la Côte-des-Neiges</text:p>
          </table:table-cell>
          <table:table-cell table:style-name="ce21" office:value-type="string" calcext:value-type="string">
            <text:p>5405 et 5431, chemin de la Côte-des-Neiges</text:p>
          </table:table-cell>
        </table:table-row>
        <table:table-row table:style-name="ro1">
          <table:table-cell table:style-name="ce3" office:value-type="string" calcext:value-type="string">
            <text:p>PP-104</text:p>
          </table:table-cell>
          <table:table-cell table:style-name="ce7" office:value-type="string" calcext:value-type="string">
            <text:p><text:span text:style-name="T3">CA18 170194 </text:span></text:p>
            <text:p><text:span text:style-name="T3">26 juin 2018</text:span></text:p>
            <text:p><text:span text:style-name="T3">1183558017</text:span></text:p>
          </table:table-cell>
          <table:table-cell table:style-name="ce12" office:value-type="string" calcext:value-type="string">
            <text:p>Projet particulier PP-104<text:span text:style-name="T10"> </text:span>visant à permettre l'agrandissement du bâtiment principal sis au 4818, chemin de la Côte-des-Neiges</text:p>
          </table:table-cell>
          <table:table-cell table:style-name="ce22" office:value-type="string" calcext:value-type="string">
            <text:p>4818, chemin de la Côte-des-Neiges</text:p>
          </table:table-cell>
        </table:table-row>
        <table:table-row table:style-name="ro1">
          <table:table-cell table:style-name="ce3" office:value-type="string" calcext:value-type="string">
            <text:p>PP-105</text:p>
          </table:table-cell>
          <table:table-cell table:style-name="ce7" office:value-type="string" calcext:value-type="string">
            <text:p><text:span text:style-name="T3">CA18 170195 </text:span></text:p>
            <text:p><text:span text:style-name="T3">26 juin 2018</text:span></text:p>
            <text:p><text:span text:style-name="T3">1183558019</text:span></text:p>
          </table:table-cell>
          <table:table-cell table:style-name="ce12" office:value-type="string" calcext:value-type="string">
            <text:p>Projet particulier PP-105<text:span text:style-name="T10"> </text:span>visant à permettre l'usage « école primaire et préscolaire » pour l'immeuble situé au 4635, place Borden </text:p>
          </table:table-cell>
          <table:table-cell table:style-name="ce23" office:value-type="string" calcext:value-type="string">
            <text:p>4635, place Borden</text:p>
          </table:table-cell>
        </table:table-row>
        <table:table-row table:style-name="ro6">
          <table:table-cell table:style-name="ce4" office:value-type="string" calcext:value-type="string">
            <text:p>PP-106 </text:p>
          </table:table-cell>
          <table:table-cell table:style-name="ce8" office:value-type="string" calcext:value-type="string">
            <text:p>CA18 170345</text:p>
            <text:p>3 décembre 2018</text:p>
            <text:p>1183558046</text:p>
          </table:table-cell>
          <table:table-cell table:style-name="ce13" office:value-type="string" calcext:value-type="string">
            <text:p>Projet particulier PP-106<text:span text:style-name="T11"> </text:span>visant à permettre la démolition du bâtiment existant situé aux 2845-2875, chemin Bates et la construction d’un bâtiment résidentiel de 6 étages. </text:p>
            <text:p/>
          </table:table-cell>
          <table:table-cell table:style-name="ce14" office:value-type="string" calcext:value-type="string">
            <text:p>2845-2875, chemin Bates</text:p>
          </table:table-cell>
        </table:table-row>
        <table:table-row table:style-name="ro7">
          <table:table-cell table:style-name="ce4" office:value-type="string" calcext:value-type="string">
            <text:p>PP-107</text:p>
          </table:table-cell>
          <table:table-cell table:style-name="ce8" office:value-type="string" calcext:value-type="string">
            <text:p>CA19 170036 </text:p>
            <text:p>4 février 2019 </text:p>
            <text:p>1183558042</text:p>
            <text:p/>
          </table:table-cell>
          <table:table-cell table:style-name="ce14" office:value-type="string" calcext:value-type="string">
            <text:p>Projet particulier PP-107 visant à autoriser des enseignes sur les bâtiments situés au 2615 à 2875, avenue Van Horne, et à cette fin, de modifier et bonifier le projet particulier (PP-93) qui autorise la démolition des bâtiments situés au 2615 à 2865, avenue Van Horne et la construction d'un développement mixte</text:p>
            <text:p/>
          </table:table-cell>
          <table:table-cell table:style-name="ce14" office:value-type="string" calcext:value-type="string">
            <text:p>2615 à 2875, avenue Van Horne</text:p>
          </table:table-cell>
        </table:table-row>
        <table:table-row table:style-name="ro8">
          <table:table-cell table:style-name="ce4" office:value-type="string" calcext:value-type="string">
            <text:p>PP-108</text:p>
          </table:table-cell>
          <table:table-cell table:style-name="ce8" office:value-type="string" calcext:value-type="string">
            <text:p>CA19 170066 </text:p>
            <text:p>11 mars 2019 </text:p>
            <text:p>1183558064</text:p>
          </table:table-cell>
          <table:table-cell table:style-name="ce13" office:value-type="string" calcext:value-type="string">
            <text:p>Projet particulier PP-108 <text:span text:style-name="T12">visant à autoriser la construction d'un bâtiment résidentiel de trois étages comportant deux logements au 99999, rue Stanley-Weir (lot 2 651 437)</text:span></text:p>
            <text:p/>
          </table:table-cell>
          <table:table-cell table:style-name="ce19" office:value-type="string" calcext:value-type="string">
            <text:p>99999, rue Stanley-Weir (lot 2 651 437)</text:p>
          </table:table-cell>
        </table:table-row>
        <table:table-row table:style-name="ro9">
          <table:table-cell table:style-name="ce4" office:value-type="string" calcext:value-type="string">
            <text:p>PP-109</text:p>
          </table:table-cell>
          <table:table-cell table:style-name="ce8" office:value-type="string" calcext:value-type="string">
            <text:p>CA19 170065</text:p>
            <text:p>11 mars 2019 </text:p>
            <text:p><text:span text:style-name="T4">1193558002</text:span></text:p>
          </table:table-cell>
          <table:table-cell table:style-name="ce13" office:value-type="string" calcext:value-type="string">
            <text:p>Projet particulier PP-109 <text:span text:style-name="T12">visant à autoriser la construction d’un 3</text:span><text:span text:style-name="T13">e</text:span><text:span text:style-name="T12"> étage au 1013-1015 de l’avenue Prud’homme</text:span></text:p>
          </table:table-cell>
          <table:table-cell table:style-name="ce24" office:value-type="string" calcext:value-type="string">
            <text:p>1013-1015 de l’avenue Prud’homme</text:p>
          </table:table-cell>
        </table:table-row>
        <table:table-row table:style-name="ro8">
          <table:table-cell table:style-name="ce4" office:value-type="string" calcext:value-type="string">
            <text:p>PP-110</text:p>
          </table:table-cell>
          <table:table-cell table:style-name="ce8" office:value-type="string" calcext:value-type="string">
            <text:p><text:span text:style-name="T4">CA19 170179 </text:span></text:p>
            <text:p><text:span text:style-name="T4">3 juin 2019 </text:span></text:p>
            <text:p><text:span text:style-name="T4">1193558008 </text:span></text:p>
          </table:table-cell>
          <table:table-cell table:style-name="ce15" office:value-type="string" calcext:value-type="string">
            <text:p><text:span text:style-name="T14">Projet particulier PP-110 visant à autoriser l'usage collège d'enseignement général et professionnel (cegep), la démolition existante et la construction d'un bâtiment de 5 ou 6 étages | 24 m pour la propriété sise au 5995, boulevard Décarie</text:span></text:p>
          </table:table-cell>
          <table:table-cell table:style-name="ce24" office:value-type="string" calcext:value-type="string">
            <text:p><text:span text:style-name="T1">5995, boulevard Décarie</text:span></text:p>
            <text:p/>
            <text:p/>
            <text:p/>
          </table:table-cell>
        </table:table-row>
        <table:table-row table:style-name="ro6">
          <table:table-cell table:style-name="ce4" office:value-type="string" calcext:value-type="string">
            <text:p><text:span text:style-name="T1">PP-111</text:span></text:p>
            <text:p/>
          </table:table-cell>
          <table:table-cell table:style-name="ce8" office:value-type="string" calcext:value-type="string">
            <text:p><text:span text:style-name="T1">CA19 170269</text:span></text:p>
            <text:p><text:span text:style-name="T1">1193558027</text:span></text:p>
            <text:p><text:span text:style-name="T1">7 octobre 2019</text:span></text:p>
          </table:table-cell>
          <table:table-cell table:style-name="ce15" office:value-type="string" calcext:value-type="string">
            <text:p>Projet particulier PP-111 visant à autoriser les usages complémentaires "école préscolaire" et "école spécialisée" pour le bâtiment situé au 3480-3484, boul. Décarie</text:p>
          </table:table-cell>
          <table:table-cell table:style-name="ce24" office:value-type="string" calcext:value-type="string">
            <text:p><text:span text:style-name="T1">3480-3484, boul. Décarie</text:span></text:p>
            <text:p/>
          </table:table-cell>
        </table:table-row>
        <table:table-row table:style-name="ro9">
          <table:table-cell table:style-name="ce4" office:value-type="string" calcext:value-type="string">
            <text:p><text:span text:style-name="T1">PP-112</text:span></text:p>
            <text:p/>
          </table:table-cell>
          <table:table-cell table:style-name="ce8" office:value-type="string" calcext:value-type="string">
            <text:p><text:span text:style-name="T1">CA19 170349 </text:span></text:p>
            <text:p><text:span text:style-name="T1">1193558051</text:span></text:p>
            <text:p><text:span text:style-name="T1">2 décembre 2019</text:span></text:p>
          </table:table-cell>
          <table:table-cell table:style-name="ce15" office:value-type="string" calcext:value-type="string">
            <text:p>Projet particulier PP-112, autorisant la démolition du bâtiment situé au 5713, chemin de la Côte-des-Neiges et la construction d’un nouveau bâtiment de 6 étages</text:p>
          </table:table-cell>
          <table:table-cell table:style-name="ce24" office:value-type="string" calcext:value-type="string">
            <text:p><text:span text:style-name="T1">5713, chemin de la Côte-des-Neiges</text:span></text:p>
            <text:p/>
          </table:table-cell>
        </table:table-row>
        <table:table-row table:style-name="ro6">
          <table:table-cell table:style-name="ce5" office:value-type="string" calcext:value-type="string">
            <text:p>PP-113</text:p>
          </table:table-cell>
          <table:table-cell table:style-name="ce9" office:value-type="string" calcext:value-type="string">
            <text:p><text:span text:style-name="T1">CA19 170350</text:span></text:p>
            <text:p><text:span text:style-name="T1">1193558039</text:span></text:p>
            <text:p><text:span text:style-name="T1">2 décembre 2019</text:span></text:p>
            <text:p><text:span text:style-name="T1">Rev 10 janvier 2020</text:span></text:p>
          </table:table-cell>
          <table:table-cell table:style-name="ce15" office:value-type="string" calcext:value-type="string">
            <text:p>Projet particulier PP-113, autorisant la démolition des bâtiments situés aux 2795 et 2825, chemin Bates, et la construction d'un bâtiment résidentiel comportant 6 étages et environ 102 logements</text:p>
          </table:table-cell>
          <table:table-cell table:style-name="ce24" office:value-type="string" calcext:value-type="string">
            <text:p><text:span text:style-name="T1">2795 et 2825, chemin Bates</text:span></text:p>
            <text:p/>
          </table:table-cell>
        </table:table-row>
        <table:table-row table:style-name="ro8">
          <table:table-cell table:style-name="ce5" office:value-type="string" calcext:value-type="string">
            <text:p>PP-114</text:p>
          </table:table-cell>
          <table:table-cell table:style-name="ce8" office:value-type="string" calcext:value-type="string">
            <text:p><text:span text:style-name="T1">1193558055</text:span></text:p>
            <text:p><text:span text:style-name="T5">ABANDONNÉ</text:span></text:p>
          </table:table-cell>
          <table:table-cell table:style-name="ce15" office:value-type="string" calcext:value-type="string">
            <text:p>Projet particulier PP-114, autorisant la transformation du bâtiment situé au 5867, chemin de la Côte-Saint-Antoine en quatre unités résidentielles et la construction, sur le même site, de trois nouvelles unités résidentielles</text:p>
          </table:table-cell>
          <table:table-cell table:style-name="ce25" office:value-type="string" calcext:value-type="string">
            <text:p>5867, chemin de la Côte-Saint-Antoine</text:p>
          </table:table-cell>
        </table:table-row>
        <table:table-row table:style-name="ro9">
          <table:table-cell table:style-name="ce5" office:value-type="string" calcext:value-type="string">
            <text:p>PP-115</text:p>
          </table:table-cell>
          <table:table-cell table:style-name="ce8" office:value-type="string" calcext:value-type="string">
            <text:p><text:span text:style-name="T1">CA20 170028</text:span></text:p>
            <text:p><text:span text:style-name="T1">1193558041</text:span></text:p>
            <text:p><text:span text:style-name="T1">3 février 2020 </text:span></text:p>
          </table:table-cell>
          <table:table-cell table:style-name="ce15" office:value-type="string" calcext:value-type="string">
            <text:p>Projet particulier PP-115 visant à autoriser la démolition du bâtiment situé au 4986, place de la Savane et la construction d’un bâtiment résidentiel de 8 à 10 étages</text:p>
          </table:table-cell>
          <table:table-cell table:style-name="ce25" office:value-type="string" calcext:value-type="string">
            <text:p>4986, place de la Savane</text:p>
          </table:table-cell>
        </table:table-row>
        <table:table-row table:style-name="ro1">
          <table:table-cell table:style-name="ce4" office:value-type="string" calcext:value-type="string">
            <text:p>PP-116</text:p>
          </table:table-cell>
          <table:table-cell table:style-name="ce8" office:value-type="string" calcext:value-type="string">
            <text:p>CA19 170352</text:p>
            <text:p>1193558063</text:p>
            <text:p>2 décembre 2019</text:p>
          </table:table-cell>
          <table:table-cell table:style-name="ce14" office:value-type="string" calcext:value-type="string">
            <text:p>Projet particulier PP-116 visant à autoriser un maximum de 24 logements </text:p>
          </table:table-cell>
          <table:table-cell table:style-name="ce8" office:value-type="string" calcext:value-type="string">
            <text:p>4801 avenue Lacombe</text:p>
            <text:p/>
          </table:table-cell>
        </table:table-row>
        <table:table-row table:style-name="ro10">
          <table:table-cell table:style-name="ce4" office:value-type="string" calcext:value-type="string">
            <text:p>PP-117</text:p>
          </table:table-cell>
          <table:table-cell table:style-name="ce8" office:value-type="string" calcext:value-type="string">
            <text:p>CA20 170064</text:p>
            <text:p>1203558005 </text:p>
            <text:p>2 novembre 2020</text:p>
          </table:table-cell>
          <table:table-cell table:style-name="ce16" office:value-type="string" calcext:value-type="string">
            <text:p><text:span text:style-name="T14">Projet particulier PP-117 visant à</text:span><text:span text:style-name="T15"> </text:span><text:span text:style-name="T14">la démolition du bâtiment existant et la construction d’un projet résidentiel mixte de 12 étages et d’un bâtiment dédié au logement social pour la propriété sise au 5196-5200, rue de la Savane </text:span></text:p>
          </table:table-cell>
          <table:table-cell table:style-name="ce8" office:value-type="string" calcext:value-type="string">
            <text:p>5196-5200, rue de la Savane</text:p>
          </table:table-cell>
        </table:table-row>
        <table:table-row table:style-name="ro11">
          <table:table-cell table:style-name="ce4" office:value-type="string" calcext:value-type="string">
            <text:p>PP-118</text:p>
          </table:table-cell>
          <table:table-cell table:style-name="ce10" office:value-type="string" calcext:value-type="string">
            <text:p>1193558040 <text:span text:style-name="T6">En attente de l’adoption éventuelle</text:span></text:p>
            <text:p/>
          </table:table-cell>
          <table:table-cell table:style-name="ce14" office:value-type="string" calcext:value-type="string">
            <text:p>Projet particulier PP-118 visant à la démolition du bâtiment situé au 2585, chemin Bates et la construction d’un bâtiment résidentiel de 6 étages.</text:p>
          </table:table-cell>
          <table:table-cell table:style-name="ce26" office:value-type="string" calcext:value-type="string">
            <text:p>2585, chemin Bates</text:p>
          </table:table-cell>
        </table:table-row>
        <table:table-row table:style-name="ro4">
          <table:table-cell table:style-name="ce4" office:value-type="string" calcext:value-type="string">
            <text:p>PP-119</text:p>
          </table:table-cell>
          <table:table-cell table:style-name="ce8" office:value-type="string" calcext:value-type="string">
            <text:p>CA20 170264 </text:p>
            <text:p>1203558015</text:p>
            <text:p>5 octobre 2020</text:p>
          </table:table-cell>
          <table:table-cell table:style-name="ce17" office:value-type="string" calcext:value-type="string">
            <text:p><text:span text:style-name="T14">Projet particulier PP-119 visant à</text:span><text:span text:style-name="T16"> </text:span><text:span text:style-name="T14">autoriser la démolition du bâtiment existant et la construction d'un projet résidentiel mixte de 12 étages pour la propriété située au 5005, rue Jean-Talon O. </text:span></text:p>
          </table:table-cell>
          <table:table-cell table:style-name="ce8" office:value-type="string" calcext:value-type="string">
            <text:p>5005, rue Jean-Talon Ouest </text:p>
          </table:table-cell>
        </table:table-row>
        <table:table-row table:style-name="ro4">
          <table:table-cell table:style-name="ce4" office:value-type="string" calcext:value-type="string">
            <text:p>PP-120</text:p>
          </table:table-cell>
          <table:table-cell table:style-name="ce8" office:value-type="string" calcext:value-type="string">
            <text:p>CA20 170334 </text:p>
            <text:p>1193558042 </text:p>
            <text:p>7 décembre 2020</text:p>
          </table:table-cell>
          <table:table-cell table:style-name="ce17" office:value-type="string" calcext:value-type="string">
            <text:p><text:span text:style-name="T14">Projet particulier PP-120 visant à</text:span><text:span text:style-name="T16"> </text:span><text:span text:style-name="T14">visant à autoriser la démolition du bâtiment situé au 4984, place de la Savane et la construction d’un bâtiment résidentiel de 8 à 10 étages, </text:span></text:p>
          </table:table-cell>
          <table:table-cell table:style-name="ce8" office:value-type="string" calcext:value-type="string">
            <text:p>4984, place de la Savane</text:p>
          </table:table-cell>
        </table:table-row>
        <table:table-row table:style-name="ro5">
          <table:table-cell table:style-name="ce4" office:value-type="string" calcext:value-type="string">
            <text:p>PP-121</text:p>
          </table:table-cell>
          <table:table-cell table:style-name="ce8" office:value-type="string" calcext:value-type="string">
            <text:p>CA20 170236</text:p>
            <text:p>1203558023</text:p>
            <text:p>8 septembre 2020</text:p>
          </table:table-cell>
          <table:table-cell table:style-name="ce13" office:value-type="string" calcext:value-type="string">
            <text:p>Projet particulier PP-121 visant à <text:span text:style-name="T12">à autoriser la démolition du bâtiment situé au 5010, rue Paré et les usages habitation et équipements collectifs sur le lot 2 648 738</text:span></text:p>
            <text:p/>
          </table:table-cell>
          <table:table-cell table:style-name="ce8" office:value-type="string" calcext:value-type="string">
            <text:p>5010, rue Paré</text:p>
          </table:table-cell>
        </table:table-row>
        <table:table-row table:style-name="ro12">
          <table:table-cell table:style-name="ce4" office:value-type="string" calcext:value-type="string">
            <text:p>PP-122</text:p>
          </table:table-cell>
          <table:table-cell table:style-name="ce8" office:value-type="string" calcext:value-type="string">
            <text:p>CA21 170101</text:p>
            <text:p>120355837</text:p>
            <text:p>6 avril 2021</text:p>
          </table:table-cell>
          <table:table-cell table:style-name="ce18" office:value-type="string" calcext:value-type="string">
            <text:p>Projet particulier PP-122 visant à<text:span text:style-name="T10"> </text:span>autoriser la démolition de l'ancienne église Saint-Columba et la transformation de la salle paroissiale à des fins d'habitation pour la construction <text:s/>d'un ensemble résidentiel comptant 10 unités d'habitation pour la propriété située au 4020, avenue Hingston</text:p>
            <text:p/>
          </table:table-cell>
          <table:table-cell table:style-name="ce8" office:value-type="string" calcext:value-type="string">
            <text:p>4020, avenue Hingston</text:p>
            <text:p/>
          </table:table-cell>
        </table:table-row>
        <table:table-row table:style-name="ro4">
          <table:table-cell table:style-name="ce4" office:value-type="string" calcext:value-type="string">
            <text:p>PP-123</text:p>
          </table:table-cell>
          <table:table-cell table:style-name="ce8" office:value-type="string" calcext:value-type="string">
            <text:p><text:span text:style-name="T7">1203558052</text:span></text:p>
            <text:p><text:span text:style-name="T7">CA21 170026 </text:span></text:p>
            <text:p><text:span text:style-name="T8">1 février 2021 </text:span></text:p>
          </table:table-cell>
          <table:table-cell table:style-name="ce14" office:value-type="string" calcext:value-type="string">
            <text:p>Projet particulier PP-123 visant à autoriser la construction d'un nouvel édicule pour la gare Montréal-Ouest au 7480, rue Sherbrooke Ouest</text:p>
            <text:p/>
          </table:table-cell>
          <table:table-cell table:style-name="ce8" office:value-type="string" calcext:value-type="string">
            <text:p>7480, rue Sherbrooke Ouest</text:p>
          </table:table-cell>
        </table:table-row>
        <table:table-row table:style-name="ro4">
          <table:table-cell table:style-name="ce4" office:value-type="string" calcext:value-type="string">
            <text:p>PP-124 </text:p>
          </table:table-cell>
          <table:table-cell table:style-name="ce8" office:value-type="string" calcext:value-type="string">
            <text:p>1203558050</text:p>
            <text:p>CA21 170143 </text:p>
            <text:p>3 mai 2021</text:p>
          </table:table-cell>
          <table:table-cell table:style-name="ce14" office:value-type="string" calcext:value-type="string">
            <text:p>Projet particulier PP-124 visant à autoriser la construction d'un nouveau bâtiment résidentiel de 12 étages situé au 4845, chemin de la Côte-Saint-Luc,</text:p>
            <text:p/>
          </table:table-cell>
          <table:table-cell table:style-name="ce8" office:value-type="string" calcext:value-type="string">
            <text:p>4845, chemin de la Côte-Saint-Luc,</text:p>
          </table:table-cell>
        </table:table-row>
        <table:table-row table:style-name="ro5">
          <table:table-cell table:style-name="ce4" office:value-type="string" calcext:value-type="string">
            <text:p>PP-125</text:p>
          </table:table-cell>
          <table:table-cell table:style-name="ce8" office:value-type="string" calcext:value-type="string">
            <text:p><text:span text:style-name="T7">1213558017</text:span></text:p>
            <text:p><text:span text:style-name="T7">CA21 170232 </text:span></text:p>
            <text:p><text:span text:style-name="T8">16 août 2021</text:span></text:p>
          </table:table-cell>
          <table:table-cell table:style-name="ce13" office:value-type="string" calcext:value-type="string">
            <text:p>Projet particulier PP-125 visant à autoriser la <text:span text:style-name="T12">démolition d'un bâtiment commercial vacant et la construction d'un bâtiment résidentiel de 6 étages de la catégorie H.7 (36 logements et plus), au 2655, chemin Bates</text:span></text:p>
            <text:p/>
          </table:table-cell>
          <table:table-cell table:style-name="ce26" office:value-type="string" calcext:value-type="string">
            <text:p>2655, chemin Bates</text:p>
          </table:table-cell>
        </table:table-row>
        <table:table-row table:style-name="ro13">
          <table:table-cell table:style-name="ce4" office:value-type="string" calcext:value-type="string">
            <text:p>PP-126</text:p>
          </table:table-cell>
          <table:table-cell table:style-name="ce8" office:value-type="string" calcext:value-type="string">
            <text:p><text:span text:style-name="T7">1213558002</text:span></text:p>
            <text:p><text:span text:style-name="T7">7 février 2022 </text:span></text:p>
            <text:p><text:span text:style-name="T8">CA22 170024</text:span></text:p>
          </table:table-cell>
          <table:table-cell table:style-name="ce19" office:value-type="string" calcext:value-type="string">
            <text:p>Projet particulier visant la démolition du bâtiment situé au 7486, rue Saint-Jacques, la transformation du bâtiment situé au 7460, rue Saint-Jacques, l’installation d’équipements mécaniques à l’extérieur des bâtiments, la construction d’un muret, l’aménagement d’une aire de stationnement donnant sur l'avenue Westmore ainsi que les travaux d’aménagement paysager du site pour le bâtiment industriel situé au 7460-7486, rue Saint-Jacques</text:p>
            <text:p/>
          </table:table-cell>
          <table:table-cell table:style-name="ce26" office:value-type="string" calcext:value-type="string">
            <text:p>7460-7486, rue Saint-Jacques</text:p>
          </table:table-cell>
        </table:table-row>
        <table:table-row table:style-name="ro5">
          <table:table-cell table:style-name="ce4" office:value-type="string" calcext:value-type="string">
            <text:p>PP-127</text:p>
          </table:table-cell>
          <table:table-cell table:style-name="ce8" office:value-type="string" calcext:value-type="string">
            <text:p><text:span text:style-name="T7">1213558025</text:span></text:p>
            <text:p><text:span text:style-name="T7">CA21 170265</text:span></text:p>
            <text:p><text:span text:style-name="T8">13 septembre 2021 </text:span></text:p>
          </table:table-cell>
          <table:table-cell table:style-name="ce19" office:value-type="string" calcext:value-type="string">
            <text:p>Projet particulier visant à permettre la transformation du 2e étage et son occupation aux fins de la catégorie d'usage H1 de la famille « habitation » <text:s/>d'un bâtiment commercial situé au 4040, avenue de Courtrai</text:p>
            <text:p/>
          </table:table-cell>
          <table:table-cell table:style-name="ce26" office:value-type="string" calcext:value-type="string">
            <text:p>4040, avenue de Courtrai</text:p>
          </table:table-cell>
        </table:table-row>
        <table:table-row table:style-name="ro14">
          <table:table-cell table:style-name="ce4" office:value-type="string" calcext:value-type="string">
            <text:p>PP-128</text:p>
          </table:table-cell>
          <table:table-cell table:style-name="ce8" office:value-type="string" calcext:value-type="string">
            <text:p><text:span text:style-name="T7">1216290006</text:span></text:p>
            <text:p><text:span text:style-name="T7">CA21 170269 </text:span></text:p>
            <text:p><text:span text:style-name="T8">13 septembre 2021</text:span></text:p>
          </table:table-cell>
          <table:table-cell table:style-name="ce19" office:value-type="string" calcext:value-type="string">
            <text:p>Projet particulier visant à autoriser un bâtiment commercial et résidentiel d'une hauteur de 15 étages situé sur le lot 6 049 211 dans le cadre du projet de rédeveloppement Wesbury Montréal, sur le site de l'ancienne usine Armstrong</text:p>
            <text:p/>
          </table:table-cell>
          <table:table-cell table:style-name="ce8" office:value-type="string" calcext:value-type="string">
            <text:p>Projet Westbury</text:p>
          </table:table-cell>
        </table:table-row>
        <table:table-row table:style-name="ro4">
          <table:table-cell table:style-name="ce4" office:value-type="string" calcext:value-type="string">
            <text:p>PP-129</text:p>
          </table:table-cell>
          <table:table-cell table:style-name="ce8" office:value-type="string" calcext:value-type="string">
            <text:p><text:span text:style-name="T7">1216290015</text:span></text:p>
            <text:p><text:span text:style-name="T7">CA21 170323</text:span></text:p>
            <text:p><text:span text:style-name="T8">6 décembre 2021</text:span></text:p>
          </table:table-cell>
          <table:table-cell table:style-name="ce19" office:value-type="string" calcext:value-type="string">
            <text:p>Projet particulier visant à autoriser l'usage habitation au rez-de-chaussée pour le bâtiment situé au 5370, chemin Queen-Mary</text:p>
            <text:p/>
          </table:table-cell>
          <table:table-cell table:style-name="ce26" office:value-type="string" calcext:value-type="string">
            <text:p>5370, chemin Queen-Mary</text:p>
          </table:table-cell>
        </table:table-row>
        <table:table-row table:style-name="ro4">
          <table:table-cell table:style-name="ce4" office:value-type="string" calcext:value-type="string">
            <text:p>PP-130</text:p>
          </table:table-cell>
          <table:table-cell table:style-name="ce8" office:value-type="string" calcext:value-type="string">
            <text:p><text:span text:style-name="T7">1216290011</text:span></text:p>
            <text:p><text:span text:style-name="T7">CA21 170266</text:span></text:p>
            <text:p><text:span text:style-name="T8">13 septembre 2021</text:span></text:p>
          </table:table-cell>
          <table:table-cell table:style-name="ce20" office:value-type="string" calcext:value-type="string">
            <text:p>Projet particulier visant à <text:span text:style-name="T17">à permettre la construction d’une clôture pour la propriété située au 3285, chemin de Bedford</text:span></text:p>
            <text:p/>
          </table:table-cell>
          <table:table-cell table:style-name="ce27" office:value-type="string" calcext:value-type="string">
            <text:p>3285, chemin de Bedford</text:p>
          </table:table-cell>
        </table:table-row>
        <table:table-row table:style-name="ro5">
          <table:table-cell table:style-name="ce4" office:value-type="string" calcext:value-type="string">
            <text:p>PP-131</text:p>
          </table:table-cell>
          <table:table-cell table:style-name="ce10" office:value-type="string" calcext:value-type="string">
            <text:p>1216290025 <text:span text:style-name="T9">En attente de l’adoption éventuelle</text:span></text:p>
          </table:table-cell>
          <table:table-cell table:style-name="ce14" office:value-type="string" calcext:value-type="string">
            <text:p>Projet particulier visant à la démolition d'un bâtiment commercial situé au 5055, rue Buchan et la construction d'un bâtiment résidentiel de 7 à 10 étages de la catégorie H.7 (36 logements et plus) situé à l’adresse projetée 5070, rue Paré, sur le lot 2 648 720</text:p>
          </table:table-cell>
          <table:table-cell table:style-name="ce8" office:value-type="string" calcext:value-type="string">
            <text:p>5055, rue Buchan</text:p>
            <text:p>(5070, rue Paré)</text:p>
          </table:table-cell>
        </table:table-row>
        <table:table-row table:style-name="ro4">
          <table:table-cell table:style-name="ce4" office:value-type="string" calcext:value-type="string">
            <text:p>PP-132</text:p>
          </table:table-cell>
          <table:table-cell table:style-name="ce10" office:value-type="string" calcext:value-type="string">
            <text:p>1226290009 <text:span text:style-name="T9">En attente de l’adoption éventuelle</text:span></text:p>
          </table:table-cell>
          <table:table-cell table:style-name="ce14" office:value-type="string" calcext:value-type="string">
            <text:p>Projet particulier visant à régulariser l'implantation d'un bâtiment résidentiel unifamilial situé au 4775, avenue Roslyn</text:p>
            <text:p/>
          </table:table-cell>
          <table:table-cell table:style-name="ce8" office:value-type="string" calcext:value-type="string">
            <text:p>4775, avenue Roslyn</text:p>
            <text:p/>
          </table:table-cell>
        </table:table-row>
        <table:table-row table:style-name="ro5">
          <table:table-cell table:style-name="ce4" office:value-type="string" calcext:value-type="string">
            <text:p>PP-133</text:p>
          </table:table-cell>
          <table:table-cell table:style-name="ce10" office:value-type="string" calcext:value-type="string">
            <text:p>1216290040 <text:span text:style-name="T9">En attente de l’adoption éventuelle</text:span></text:p>
          </table:table-cell>
          <table:table-cell table:style-name="ce14" office:value-type="string" calcext:value-type="string">
            <text:p><text:span text:style-name="T18">Projet particulier visant à autoriser la démolition de l'école Félix-Leclerc et la construction d'un nouveau pavillon intégré au pavillon de 2018 (agrandissement) sur la propriété située au 6055, avenue de Darlington</text:span></text:p>
            <text:p/>
          </table:table-cell>
          <table:table-cell table:style-name="ce8" office:value-type="string" calcext:value-type="string">
            <text:p>6055, avenue de Darlington</text:p>
            <text:p>(école Félix-Leclerc) </text:p>
          </table:table-cell>
        </table:table-row>
        <table:table-row table:style-name="ro15" table:number-rows-repeated="6">
          <table:table-cell table:style-name="Default" table:number-columns-repeated="4"/>
        </table:table-row>
        <table:table-row table:style-name="ro3">
          <table:table-cell table:style-name="Default"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MT" svg:font-family="ArialMT, 'MS Gothic'" style:font-family-generic="swiss"/>
    <style:font-face style:name="F" svg:font-family=""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7">00/00/0000</text:date>, <text:time style:data-style-name="N2" text:time-value="0000-00-00T00:00:01.703256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4-07T14:38:54.552000000</dc:date>
    <meta:editing-duration>PT5M42S</meta:editing-duration>
    <meta:editing-cycles>7</meta:editing-cycles>
    <meta:generator>LibreOffice/4.1.3.2$Windows_x86 LibreOffice_project/70feb7d99726f064edab4605a8ab840c50ec57a</meta:generator>
    <meta:document-statistic meta:table-count="1" meta:cell-count="539" meta:object-count="0"/>
  </office:meta>
</office:document-meta>
</file>